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3" manifest:media-type="application/vnd.oasis.opendocument.formula"/>
  <manifest:file-entry manifest:full-path="Configurations2/" manifest:media-type="application/vnd.sun.xml.ui.configuration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123/settings.xml" manifest:media-type="text/xml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" manifest:media-type=""/>
  <manifest:file-entry manifest:full-path="ObjectReplacements/Object 6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styles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meta.xml" manifest:media-type="text/xml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3" manifest:media-type="application/vnd.oasis.opendocument.formula"/>
  <manifest:file-entry manifest:full-path="manifest.rdf" manifest:media-type="application/rdf+xml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content.xml" manifest:media-type="text/xml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3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1.251cm" style:auto-text-indent="false" fo:background-color="transparent"/>
      <style:text-properties style:use-window-font-color="true" loext:opacity="0%" officeooo:paragraph-rsid="01b05de6"/>
    </style:style>
    <style:style style:name="P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style:use-window-font-color="true" loext:opacity="0%" officeooo:paragraph-rsid="018e4187"/>
    </style:style>
    <style:style style:name="P3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.251cm" style:auto-text-indent="false" style:page-number="auto" fo:break-before="page" fo:background-color="transparent"/>
      <style:text-properties style:use-window-font-color="true" loext:opacity="0%" officeooo:paragraph-rsid="018e4187"/>
    </style:style>
    <style:style style:name="P4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.251cm" style:auto-text-indent="false" style:page-number="auto" fo:break-before="page" fo:background-color="transparent"/>
      <style:text-properties style:use-window-font-color="true" loext:opacity="0%" officeooo:paragraph-rsid="01a35dc9"/>
    </style:style>
    <style:style style:name="P5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.251cm" style:auto-text-indent="false" style:page-number="auto" fo:break-before="page" fo:background-color="transparent"/>
      <style:text-properties style:use-window-font-color="true" loext:opacity="0%" officeooo:paragraph-rsid="01a4a337"/>
    </style:style>
    <style:style style:name="P6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.251cm" style:auto-text-indent="false" style:page-number="auto" fo:break-before="page" fo:background-color="transparent"/>
      <style:text-properties style:use-window-font-color="true" loext:opacity="0%" officeooo:paragraph-rsid="01a67fa7"/>
    </style:style>
    <style:style style:name="P7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style:use-window-font-color="true" loext:opacity="0%" officeooo:paragraph-rsid="01aed162"/>
    </style:style>
    <style:style style:name="P8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style:use-window-font-color="true" loext:opacity="0%" officeooo:paragraph-rsid="01b24aa4"/>
    </style:style>
    <style:style style:name="P9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style:use-window-font-color="true" loext:opacity="0%" officeooo:paragraph-rsid="019fd3db"/>
    </style:style>
    <style:style style:name="P10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style:use-window-font-color="true" loext:opacity="0%" fo:font-style="normal" fo:font-weight="normal" officeooo:rsid="0190184f" officeooo:paragraph-rsid="0190869e" style:font-style-asian="normal" style:font-weight-asian="normal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style:use-window-font-color="true" loext:opacity="0%" fo:font-style="normal" fo:font-weight="normal" officeooo:rsid="0190184f" officeooo:paragraph-rsid="0193e734" style:font-style-asian="normal" style:font-weight-asian="normal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style:use-window-font-color="true" loext:opacity="0%" fo:font-style="normal" fo:font-weight="bold" officeooo:rsid="0190184f" officeooo:paragraph-rsid="01929d95" style:font-style-asian="normal" style:font-weight-asian="bold" style:font-style-complex="normal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style:use-window-font-color="true" loext:opacity="0%" fo:font-style="normal" fo:font-weight="bold" officeooo:rsid="0190184f" officeooo:paragraph-rsid="01ace0c9" style:font-style-asian="normal" style:font-weight-asian="bold" style:font-style-complex="normal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style:use-window-font-color="true" loext:opacity="0%" fo:font-style="normal" fo:font-weight="bold" officeooo:rsid="0190184f" officeooo:paragraph-rsid="01aec66c" style:font-style-asian="normal" style:font-weight-asian="bold" style:font-style-complex="normal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1.251cm" style:auto-text-indent="false" fo:background-color="transparent"/>
      <style:text-properties style:use-window-font-color="true" loext:opacity="0%" fo:font-style="normal" fo:font-weight="bold" officeooo:rsid="0190184f" officeooo:paragraph-rsid="019c6808" style:font-style-asian="normal" style:font-weight-asian="bold" style:font-style-complex="normal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1.251cm" style:auto-text-indent="false" fo:background-color="transparent"/>
      <style:text-properties style:use-window-font-color="true" loext:opacity="0%" fo:font-style="normal" fo:font-weight="bold" officeooo:rsid="0190184f" officeooo:paragraph-rsid="0193e734" style:font-style-asian="normal" style:font-weight-asian="bold" style:font-style-complex="normal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1.251cm" style:auto-text-indent="false" fo:background-color="transparent"/>
      <style:text-properties style:use-window-font-color="true" loext:opacity="0%" fo:font-style="normal" fo:font-weight="bold" officeooo:rsid="0190184f" officeooo:paragraph-rsid="01b05de6" style:font-style-asian="normal" style:font-weight-asian="bold" style:font-style-complex="normal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style:use-window-font-color="true" loext:opacity="0%" fo:font-style="normal" fo:font-weight="bold" officeooo:rsid="0190184f" officeooo:paragraph-rsid="019835e9" style:font-style-asian="normal" style:font-weight-asian="bold" style:font-style-complex="normal" style:font-weight-complex="bold"/>
    </style:style>
    <style:style style:name="P19" style:family="paragraph" style:parent-style-name="Standard">
      <loext:graphic-properties draw:fill="none"/>
      <style:paragraph-properties fo:margin-left="0cm" fo:margin-right="1.499cm" fo:margin-top="0cm" fo:margin-bottom="0.4cm" style:contextual-spacing="false" fo:line-height="115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" fo:font-size="14pt" fo:font-weight="bold" officeooo:paragraph-rsid="018d8b19" style:font-size-asian="14pt" style:font-weight-asian="bold" style:font-name-complex="Times New Roman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>
      <loext:graphic-properties draw:fill="none"/>
      <style:paragraph-properties fo:margin-left="0cm" fo:margin-right="1.499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" fo:font-size="14pt" fo:font-weight="bold" officeooo:rsid="01439809" officeooo:paragraph-rsid="018d8b19" style:font-size-asian="14pt" style:font-weight-asian="bold" style:font-name-complex="Times New Roman1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style:use-window-font-color="true" loext:opacity="0%" style:font-name="Times New Roman" fo:font-size="14pt" fo:font-weight="bold" officeooo:rsid="018e4187" officeooo:paragraph-rsid="018e4187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style:use-window-font-color="true" loext:opacity="0%" style:font-name="Times New Roman" fo:font-size="14pt" fo:font-style="normal" fo:font-weight="bold" officeooo:rsid="0190184f" officeooo:paragraph-rsid="0190184f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style:use-window-font-color="true" loext:opacity="0%" style:font-name="Times New Roman" fo:font-size="14pt" fo:font-style="normal" fo:font-weight="bold" officeooo:rsid="0190184f" officeooo:paragraph-rsid="0193e734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style:use-window-font-color="true" loext:opacity="0%" style:font-name="Times New Roman" fo:font-size="14pt" fo:font-style="normal" fo:font-weight="bold" officeooo:rsid="0190184f" officeooo:paragraph-rsid="019835e9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25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style:use-window-font-color="true" loext:opacity="0%" style:font-name="Times New Roman" fo:font-size="14pt" fo:font-style="normal" fo:font-weight="normal" officeooo:rsid="0190184f" officeooo:paragraph-rsid="0190184f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style:use-window-font-color="true" loext:opacity="0%" style:font-name="Times New Roman" fo:font-size="14pt" fo:font-style="normal" fo:font-weight="normal" officeooo:rsid="0190869e" officeooo:paragraph-rsid="0193e734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style:use-window-font-color="true" loext:opacity="0%" style:font-name="Times New Roman" fo:font-size="14pt" fo:font-style="normal" fo:font-weight="normal" officeooo:rsid="01aaab00" officeooo:paragraph-rsid="01ace0c9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8" style:family="paragraph" style:parent-style-name="Standard">
      <style:paragraph-properties fo:margin-left="0cm" fo:margin-right="1.499cm" fo:line-height="100%" fo:text-align="end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Times New Roman" fo:font-size="14pt" officeooo:paragraph-rsid="018d8b19" style:font-size-asian="14pt" style:font-name-complex="Times New Roman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>
      <loext:graphic-properties draw:fill="none"/>
      <style:paragraph-properties fo:margin-left="0cm" fo:margin-right="1.499cm" fo:line-height="100%" fo:text-align="end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" fo:font-size="14pt" officeooo:paragraph-rsid="018d8b19" style:font-size-asian="14pt" style:font-name-complex="Times New Roman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>
      <loext:graphic-properties draw:fill="none"/>
      <style:paragraph-properties fo:margin-left="0cm" fo:margin-right="1.499cm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" fo:font-size="14pt" officeooo:paragraph-rsid="018d8b19" style:font-size-asian="14pt" style:font-name-complex="Times New Roman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>
      <loext:graphic-properties draw:fill="none"/>
      <style:paragraph-properties fo:margin-left="0cm" fo:margin-right="1.499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" fo:font-size="14pt" officeooo:paragraph-rsid="018d8b19" style:font-size-asian="14pt" style:font-name-complex="Times New Roman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>
      <loext:graphic-properties draw:fill="none"/>
      <style:paragraph-properties fo:margin-left="0cm" fo:margin-right="1.499cm" fo:line-height="115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" fo:font-size="14pt" fo:font-weight="normal" officeooo:paragraph-rsid="018d8b19" style:font-size-asian="14pt" style:font-weight-asian="normal" style:font-name-complex="Times New Roman1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Standard">
      <loext:graphic-properties draw:fill="none"/>
      <style:paragraph-properties fo:margin-left="0cm" fo:margin-right="1.499cm" fo:margin-top="0cm" fo:margin-bottom="0.4cm" style:contextual-spacing="false" fo:line-height="115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" fo:font-size="14pt" fo:font-weight="normal" officeooo:paragraph-rsid="018d8b19" style:font-size-asian="14pt" style:font-weight-asian="normal" style:font-name-complex="Times New Roman1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Standard">
      <style:paragraph-properties fo:line-height="150%" fo:text-align="end" style:justify-single-word="false"/>
      <style:text-properties style:use-window-font-color="true" loext:opacity="0%" style:font-name="Times New Roman" officeooo:paragraph-rsid="018d8b19"/>
    </style:style>
    <style:style style:name="P35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style:use-window-font-color="true" loext:opacity="0%" fo:font-weight="normal" officeooo:rsid="018e4187" officeooo:paragraph-rsid="01a7a441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style:use-window-font-color="true" loext:opacity="0%" fo:font-weight="normal" officeooo:rsid="01a8ba50" officeooo:paragraph-rsid="01a8ba50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style:use-window-font-color="true" loext:opacity="0%" officeooo:rsid="018f35fc" officeooo:paragraph-rsid="018f35fc"/>
    </style:style>
    <style:style style:name="P38" style:family="paragraph" style:parent-style-name="Standard">
      <loext:graphic-properties draw:fill="none"/>
      <style:paragraph-properties fo:margin-left="0cm" fo:margin-right="1.499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officeooo:paragraph-rsid="018d8b1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style:use-window-font-color="true" loext:opacity="0%" officeooo:rsid="01b24aa4" officeooo:paragraph-rsid="01b24aa4"/>
    </style:style>
    <style:style style:name="P40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fo:color="#c9211e" loext:opacity="100%" officeooo:paragraph-rsid="018e4187"/>
    </style:style>
    <style:style style:name="P4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fo:color="#c9211e" loext:opacity="100%" fo:font-style="normal" fo:font-weight="normal" officeooo:rsid="0190184f" officeooo:paragraph-rsid="0193e734" style:font-style-asian="normal" style:font-weight-asian="normal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fo:color="#c9211e" loext:opacity="100%" fo:font-style="normal" fo:font-weight="normal" officeooo:rsid="0190869e" officeooo:paragraph-rsid="01aec66c" style:font-style-asian="normal" style:font-weight-asian="normal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fo:color="#c9211e" loext:opacity="100%" fo:font-style="normal" fo:font-weight="normal" officeooo:rsid="0190869e" officeooo:paragraph-rsid="01b3bc3b" style:font-style-asian="normal" style:font-weight-asian="normal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fo:color="#c9211e" loext:opacity="100%" fo:font-style="normal" fo:font-weight="bold" officeooo:rsid="0190184f" officeooo:paragraph-rsid="01929d95" style:font-style-asian="normal" style:font-weight-asian="bold" style:font-style-complex="normal" style:font-weight-complex="bold"/>
    </style:style>
    <style:style style:name="P45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fo:color="#c9211e" loext:opacity="100%" fo:font-style="normal" fo:font-weight="bold" officeooo:rsid="0190184f" officeooo:paragraph-rsid="0193e734" style:font-style-asian="normal" style:font-weight-asian="bold" style:font-style-complex="normal" style:font-weight-complex="bold"/>
    </style:style>
    <style:style style:name="P4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officeooo:paragraph-rsid="01b2a768"/>
    </style:style>
    <style:style style:name="P47" style:family="paragraph" style:parent-style-name="Standard">
      <style:paragraph-properties fo:line-height="150%" fo:text-align="center" style:justify-single-word="false"/>
      <style:text-properties style:font-name="Times New Roman" officeooo:paragraph-rsid="018d8b19"/>
    </style:style>
    <style:style style:name="P48" style:family="paragraph" style:parent-style-name="Standard">
      <loext:graphic-properties draw:fill="none"/>
      <style:paragraph-properties fo:margin-left="0cm" fo:margin-right="1.499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officeooo:paragraph-rsid="018d8b1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9" style:family="paragraph" style:parent-style-name="Heading_20_3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1.251cm" style:auto-text-indent="false" fo:background-color="transparent"/>
      <style:text-properties style:use-window-font-color="true" loext:opacity="0%" style:font-name="Times New Roman" fo:font-size="14pt" fo:font-style="normal" fo:font-weight="normal" officeooo:rsid="019b1da4" officeooo:paragraph-rsid="01b05de6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officeooo:paragraph-rsid="01b447f5"/>
    </style:style>
    <style:style style:name="T1" style:family="text">
      <style:text-properties style:font-name="Times New Roman" fo:font-size="14pt" style:font-size-asian="14pt" style:font-name-complex="Times New Roman1"/>
    </style:style>
    <style:style style:name="T2" style:family="text">
      <style:text-properties style:font-name="Times New Roman" fo:font-size="14pt" officeooo:rsid="018d8b19" style:font-size-asian="14pt" style:font-name-complex="Times New Roman1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193e734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18e4187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e5ccdd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190869e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1958b7a" style:font-size-asian="14pt" style:font-name-complex="Times New Roman1" style:font-size-complex="14pt"/>
    </style:style>
    <style:style style:name="T9" style:family="text">
      <style:text-properties style:font-name="Times New Roman" fo:font-size="14pt" officeooo:rsid="019835e9" style:font-size-asian="14pt" style:font-name-complex="Times New Roman1" style:font-size-complex="14pt"/>
    </style:style>
    <style:style style:name="T10" style:family="text">
      <style:text-properties style:font-name="Times New Roman" fo:font-size="14pt" officeooo:rsid="01929d95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1a4a337" style:font-size-asian="14pt" style:font-name-complex="Times New Roman1" style:font-size-complex="14pt"/>
    </style:style>
    <style:style style:name="T12" style:family="text">
      <style:text-properties style:font-name="Times New Roman" fo:font-size="14pt" officeooo:rsid="01a7a441" style:font-size-asian="14pt" style:font-name-complex="Times New Roman1" style:font-size-complex="14pt"/>
    </style:style>
    <style:style style:name="T13" style:family="text">
      <style:text-properties style:font-name="Times New Roman" fo:font-size="14pt" officeooo:rsid="01a914cb" style:font-size-asian="14pt" style:font-name-complex="Times New Roman1" style:font-size-complex="14pt"/>
    </style:style>
    <style:style style:name="T14" style:family="text">
      <style:text-properties style:font-name="Times New Roman" fo:font-size="14pt" officeooo:rsid="01aaab00" style:font-size-asian="14pt" style:font-name-complex="Times New Roman1" style:font-size-complex="14pt"/>
    </style:style>
    <style:style style:name="T15" style:family="text">
      <style:text-properties style:font-name="Times New Roman" fo:font-size="14pt" officeooo:rsid="01ab951c" style:font-size-asian="14pt" style:font-name-complex="Times New Roman1" style:font-size-complex="14pt"/>
    </style:style>
    <style:style style:name="T16" style:family="text">
      <style:text-properties style:font-name="Times New Roman" fo:font-size="14pt" officeooo:rsid="01add9c8" style:font-size-asian="14pt" style:font-name-complex="Times New Roman1" style:font-size-complex="14pt"/>
    </style:style>
    <style:style style:name="T17" style:family="text">
      <style:text-properties style:font-name="Times New Roman" fo:font-size="14pt" officeooo:rsid="01aed162" style:font-size-asian="14pt" style:font-name-complex="Times New Roman1" style:font-size-complex="14pt"/>
    </style:style>
    <style:style style:name="T18" style:family="text">
      <style:text-properties style:font-name="Times New Roman" fo:font-size="14pt" officeooo:rsid="01b3bc3b" style:font-size-asian="14pt" style:font-name-complex="Times New Roman1" style:font-size-complex="14pt"/>
    </style:style>
    <style:style style:name="T19" style:family="text">
      <style:text-properties style:font-name="Times New Roman" fo:font-size="14pt" fo:font-style="italic" officeooo:rsid="0190184f" style:font-size-asian="14pt" style:font-style-asian="italic" style:font-name-complex="Times New Roman1" style:font-size-complex="14pt" style:font-style-complex="italic"/>
    </style:style>
    <style:style style:name="T20" style:family="text">
      <style:text-properties style:font-name="Times New Roman" fo:font-size="14pt" fo:font-style="italic" officeooo:rsid="018e4187" style:font-size-asian="14pt" style:font-style-asian="italic" style:font-name-complex="Times New Roman1" style:font-size-complex="14pt" style:font-style-complex="italic"/>
    </style:style>
    <style:style style:name="T21" style:family="text">
      <style:text-properties style:font-name="Times New Roman" fo:font-size="14pt" fo:font-style="italic" officeooo:rsid="01a67fa7" style:font-size-asian="14pt" style:font-style-asian="italic" style:font-name-complex="Times New Roman1" style:font-size-complex="14pt" style:font-style-complex="italic"/>
    </style:style>
    <style:style style:name="T22" style:family="text">
      <style:text-properties style:font-name="Times New Roman" fo:font-size="14pt" fo:font-style="italic" officeooo:rsid="01ab951c" style:font-size-asian="14pt" style:font-style-asian="italic" style:font-name-complex="Times New Roman1" style:font-size-complex="14pt" style:font-style-complex="italic"/>
    </style:style>
    <style:style style:name="T23" style:family="text">
      <style:text-properties style:font-name="Times New Roman" fo:font-size="14pt" fo:font-style="italic" officeooo:rsid="01add9c8" style:font-size-asian="14pt" style:font-style-asian="italic" style:font-name-complex="Times New Roman1" style:font-size-complex="14pt" style:font-style-complex="italic"/>
    </style:style>
    <style:style style:name="T24" style:family="text">
      <style:text-properties style:font-name="Times New Roman" fo:font-size="14pt" fo:font-style="italic" fo:font-weight="normal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25" style:family="text">
      <style:text-properties style:font-name="Times New Roman" fo:font-size="14pt" fo:font-style="italic" fo:font-weight="normal" officeooo:rsid="0190184f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26" style:family="text">
      <style:text-properties style:font-name="Times New Roman" fo:font-size="14pt" fo:font-style="normal" officeooo:rsid="0190184f" style:font-size-asian="14pt" style:font-style-asian="normal" style:font-name-complex="Times New Roman1" style:font-size-complex="14pt" style:font-style-complex="normal"/>
    </style:style>
    <style:style style:name="T27" style:family="text">
      <style:text-properties style:font-name="Times New Roman" fo:font-size="14pt" fo:font-style="normal" officeooo:rsid="018e4187" style:font-size-asian="14pt" style:font-style-asian="normal" style:font-name-complex="Times New Roman1" style:font-size-complex="14pt" style:font-style-complex="normal"/>
    </style:style>
    <style:style style:name="T28" style:family="text">
      <style:text-properties style:font-name="Times New Roman" fo:font-size="14pt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29" style:family="text">
      <style:text-properties style:font-name="Times New Roman" fo:font-size="14pt" fo:font-style="normal" fo:font-weight="normal" officeooo:rsid="0190184f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30" style:family="text">
      <style:text-properties style:font-name="Times New Roman" fo:font-size="14pt" fo:font-style="normal" fo:font-weight="normal" officeooo:rsid="01aed162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31" style:family="text">
      <style:text-properties style:font-name="Times New Roman" fo:font-size="14pt" fo:font-style="normal" fo:font-weight="normal" officeooo:rsid="01b24aa4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32" style:family="text">
      <style:text-properties style:font-name="Times New Roman" fo:font-size="14pt" fo:font-style="normal" fo:font-weight="normal" officeooo:rsid="01b2a768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33" style:family="text">
      <style:text-properties style:font-name="Times New Roman" fo:font-size="14pt" fo:font-style="normal" fo:font-weight="normal" officeooo:rsid="0190184f" style:font-name-asian="Noto Serif CJK SC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34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35" style:family="text">
      <style:text-properties style:font-name="Times New Roman" fo:font-size="14pt" fo:font-weight="normal" officeooo:rsid="01929d95" style:font-size-asian="14pt" style:font-weight-asian="normal" style:font-name-complex="Times New Roman1" style:font-size-complex="14pt" style:font-weight-complex="normal"/>
    </style:style>
    <style:style style:name="T36" style:family="text">
      <style:text-properties style:font-name="Times New Roman" fo:font-size="14pt" fo:font-weight="normal" officeooo:rsid="018e4187" style:font-size-asian="14pt" style:font-weight-asian="normal" style:font-name-complex="Times New Roman1" style:font-size-complex="14pt" style:font-weight-complex="normal"/>
    </style:style>
    <style:style style:name="T37" style:family="text">
      <style:text-properties style:font-name="Times New Roman" fo:font-size="14pt" fo:font-weight="normal" officeooo:rsid="01ace0c9" style:font-size-asian="14pt" style:font-weight-asian="normal" style:font-name-complex="Times New Roman1" style:font-size-complex="14pt" style:font-weight-complex="normal"/>
    </style:style>
    <style:style style:name="T38" style:family="text">
      <style:text-properties style:font-name="Times New Roman" fo:font-size="14pt" fo:font-weight="normal" officeooo:rsid="01ab951c" style:font-size-asian="14pt" style:font-weight-asian="normal" style:font-name-complex="Times New Roman1" style:font-size-complex="14pt" style:font-weight-complex="normal"/>
    </style:style>
    <style:style style:name="T39" style:family="text">
      <style:text-properties style:font-name="Times New Roman" fo:font-size="14pt" fo:font-weight="normal" officeooo:rsid="01b05de6" style:font-size-asian="14pt" style:font-weight-asian="normal" style:font-name-complex="Times New Roman1" style:font-size-complex="14pt" style:font-weight-complex="normal"/>
    </style:style>
    <style:style style:name="T40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style:use-window-font-color="true" loext:opacity="0%" style:font-name="Times New Roman" fo:font-size="14pt" style:font-size-asian="14pt" style:font-name-complex="Times New Roman1"/>
    </style:style>
    <style:style style:name="T43" style:family="text">
      <style:text-properties style:use-window-font-color="true" loext:opacity="0%" style:font-name="Times New Roman" fo:font-size="14pt" officeooo:rsid="01439809" style:font-size-asian="14pt" style:font-name-complex="Times New Roman1"/>
    </style:style>
    <style:style style:name="T44" style:family="text">
      <style:text-properties style:use-window-font-color="true" loext:opacity="0%" style:font-name="Times New Roman" fo:font-size="14pt" officeooo:rsid="00e5ccdd" style:font-size-asian="14pt" style:font-name-complex="Times New Roman1" style:font-size-complex="14pt"/>
    </style:style>
    <style:style style:name="T45" style:family="text">
      <style:text-properties style:use-window-font-color="true" loext:opacity="0%" style:font-name="Times New Roman" fo:font-size="14pt" officeooo:rsid="018e4187" style:font-size-asian="14pt" style:font-name-complex="Times New Roman1" style:font-size-complex="14pt"/>
    </style:style>
    <style:style style:name="T46" style:family="text">
      <style:text-properties style:use-window-font-color="true" loext:opacity="0%" style:font-name="Times New Roman" fo:font-size="14pt" officeooo:rsid="01958b7a" style:font-size-asian="14pt" style:font-name-complex="Times New Roman1" style:font-size-complex="14pt"/>
    </style:style>
    <style:style style:name="T47" style:family="text">
      <style:text-properties style:use-window-font-color="true" loext:opacity="0%" style:font-name="Times New Roman" fo:font-size="14pt" officeooo:rsid="01aed162" style:font-size-asian="14pt" style:font-name-complex="Times New Roman1" style:font-size-complex="14pt"/>
    </style:style>
    <style:style style:name="T48" style:family="text">
      <style:text-properties style:use-window-font-color="true" loext:opacity="0%" style:font-name="Times New Roman" fo:font-size="14pt" fo:font-style="italic" fo:font-weight="normal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49" style:family="text">
      <style:text-properties style:use-window-font-color="true" loext:opacity="0%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50" style:family="text">
      <style:text-properties style:use-window-font-color="true" loext:opacity="0%" style:font-name="Times New Roman" fo:font-size="14pt" fo:font-weight="normal" officeooo:rsid="01a175c3" style:font-size-asian="14pt" style:font-weight-asian="normal" style:font-name-complex="Times New Roman1" style:font-size-complex="14pt" style:font-weight-complex="normal"/>
    </style:style>
    <style:style style:name="T51" style:family="text">
      <style:text-properties style:use-window-font-color="true" loext:opacity="0%" style:font-name="Times New Roman" fo:font-size="14pt" fo:font-style="normal" fo:font-weight="normal" officeooo:rsid="01aed162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52" style:family="text">
      <style:text-properties style:use-window-font-color="true" loext:opacity="0%" style:font-name="Times New Roman" fo:font-size="14pt" fo:font-style="normal" fo:font-weight="normal" officeooo:rsid="0190184f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53" style:family="text">
      <style:text-properties style:use-window-font-color="true" loext:opacity="0%" style:font-name="Times New Roman" fo:font-size="14pt" fo:font-style="normal" fo:font-weight="normal" officeooo:rsid="01a175c3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54" style:family="text">
      <style:text-properties style:use-window-font-color="true" loext:opacity="0%" style:font-name="Times New Roman" fo:font-size="14pt" fo:font-style="normal" fo:font-weight="bold" officeooo:rsid="01929d95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55" style:family="text">
      <style:text-properties style:use-window-font-color="true" loext:opacity="0%" fo:font-size="14pt" style:font-size-asian="14pt" style:font-name-complex="Times New Roman1"/>
    </style:style>
    <style:style style:name="T56" style:family="text">
      <style:text-properties style:use-window-font-color="true" loext:opacity="0%" fo:font-size="14pt" officeooo:rsid="00e5ccdd" style:font-size-asian="14pt" style:font-name-complex="Times New Roman1"/>
    </style:style>
    <style:style style:name="T57" style:family="text">
      <style:text-properties officeooo:rsid="01439809"/>
    </style:style>
    <style:style style:name="T58" style:family="text">
      <style:text-properties fo:font-style="normal" fo:font-weight="normal" officeooo:rsid="0190184f" style:font-style-asian="normal" style:font-weight-asian="normal" style:font-style-complex="normal" style:font-weight-complex="normal"/>
    </style:style>
    <style:style style:name="T59" style:family="text">
      <style:text-properties officeooo:rsid="01a35dc9"/>
    </style:style>
    <style:style style:name="T60" style:family="text">
      <style:text-properties fo:font-style="italic" officeooo:rsid="01ace0c9" style:font-style-asian="italic" style:font-style-complex="italic"/>
    </style:style>
    <style:style style:name="T61" style:family="text">
      <style:text-properties fo:font-style="italic" officeooo:rsid="01add9c8" style:font-style-asian="italic" style:font-style-complex="italic"/>
    </style:style>
    <style:style style:name="T62" style:family="text">
      <style:text-properties officeooo:rsid="01ace0c9"/>
    </style:style>
    <style:style style:name="T63" style:family="text">
      <style:text-properties officeooo:rsid="018e4187"/>
    </style:style>
    <style:style style:name="T64" style:family="text">
      <style:text-properties officeooo:rsid="01add9c8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Министерство науки и высшего образования <text:line-break/>Российской Федерации</text:p>
      <text:p text:style-name="P19">Федеральное государственное бюджетное образовательное учреждение высшего образования <text:line-break/>«Тульский государственный университет»</text:p>
      <text:p text:style-name="P33">Интернет-институт ТулГУ</text:p>
      <text:p text:style-name="P32"/>
      <text:p text:style-name="P38"/>
      <text:p text:style-name="P38"/>
      <text:p text:style-name="P38"/>
      <text:p text:style-name="P38"/>
      <text:p text:style-name="P38"/>
      <text:p text:style-name="P20">КОНТРОЛЬНАЯ РАБОТА ЗА <text:span text:style-name="T59">2</text:span> СЕМЕСТР</text:p>
      <text:p text:style-name="P31">по дисциплине</text:p>
      <text:p text:style-name="P31">«<text:span text:style-name="T41">Физика</text:span>»</text:p>
      <text:p text:style-name="P48"><text:span text:style-name="T42"/></text:p>
      <text:p text:style-name="P48"><text:span text:style-name="T43"/></text:p>
      <text:p text:style-name="P38"><text:span text:style-name="T2">2 в</text:span><text:span text:style-name="T1">ариант</text:span></text:p>
      <text:p text:style-name="P38"/>
      <text:p text:style-name="P38"/>
      <text:p text:style-name="P38"/>
      <text:p text:style-name="P31"/>
      <text:p text:style-name="P30">Выполнил: </text:p>
      <text:p text:style-name="P29">студент гр<text:span text:style-name="T57">уппы</text:span> ИБ262521-ф</text:p>
      <text:p text:style-name="P29">Артемов Александр Евгеньевич</text:p>
      <text:p text:style-name="P29"/>
      <text:p text:style-name="P30">Проверил: </text:p>
      <text:p text:style-name="P28">Ростовцев Роман Николаевич</text:p>
      <text:p text:style-name="P34"/>
      <text:p text:style-name="P34"/>
      <text:p text:style-name="P34"/>
      <text:p text:style-name="P34"/>
      <text:p text:style-name="P34"/>
      <text:p text:style-name="P47"><text:span text:style-name="T55">Тула, 202</text:span><text:span text:style-name="T56">5</text:span></text:p>
      <text:p text:style-name="P3"><text:span text:style-name="T5">1. </text:span><text:span text:style-name="T20">N</text:span><text:span text:style-name="T5"> одинаковых источников ЭДС с одинаковым внутренним сопротивлением </text:span><text:span text:style-name="T20">r = 1</text:span><text:span text:style-name="T5"> Ом соединяют в батарею и подключают к клеммам этой батареи нагрузку с <text:s/>сопротивлением </text:span><text:span text:style-name="T20">R = 5</text:span><text:span text:style-name="T5"> Ом. Если все источники ЭДС соединены в батарею последовательно, то на нагрузке выделяется в 9 раз большая мощность, чем в том случае, когда батарея собрана из параллельно соединенных источников. Найти число </text:span><text:span text:style-name="T20">N</text:span><text:span text:style-name="T5"> источников ЭДС.</text:span></text:p>
      <text:p text:style-name="P21">Решение.</text:p>
      <text:p text:style-name="P35"><text:span text:style-name="T12">1). </text:span><text:span text:style-name="T3">Рассмотрим последовательное соединение источников. </text:span></text:p>
      <text:p text:style-name="P35"><text:span text:style-name="T12">Общая ЭДС батареи</text:span><text:span text:style-name="T3">: </text:span><text:span text:style-name="T3"><draw:frame draw:style-name="fr2" draw:name="Объект5" text:anchor-type="as-char" svg:y="-0.379cm" svg:width="2.106cm" svg:height="0.534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3">, где </text:span><text:span text:style-name="T3"><draw:frame draw:style-name="fr2" draw:name="Объект3" text:anchor-type="as-char" svg:y="-0.379cm" svg:width="0.302cm" svg:height="0.471cm" draw:z-index="7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3"><text:s/>— </text:span><text:span text:style-name="T12">ЭДС одного источника. </text:span></text:p>
      <text:p text:style-name="P35"><text:span text:style-name="T12">Общее внутреннее сопротивление батареи:</text:span><text:span text:style-name="T3"> </text:span><text:span text:style-name="T3"><draw:frame draw:style-name="fr1" draw:name="Объект7" text:anchor-type="as-char" svg:y="-0.379cm" svg:width="4.001cm" svg:height="0.534cm" draw:z-index="1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3"><text:s/></text:span><text:span text:style-name="T12">Ом</text:span><text:span text:style-name="T3">.</text:span></text:p>
      <text:p text:style-name="P35"><text:span text:style-name="T3">Ток в цепи: </text:span><text:span text:style-name="T3"><draw:frame draw:style-name="fr1" draw:name="Объект4" text:anchor-type="as-char" svg:y="-0.684cm" svg:width="4.057cm" svg:height="1.131cm" draw:z-index="13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3">.</text:span></text:p>
      <text:p text:style-name="P35"><text:span text:style-name="T3">Мощность, выделяемая на нагрузке: </text:span><text:span text:style-name="T3"><draw:frame draw:style-name="fr1" draw:name="Объект6" text:anchor-type="as-char" svg:y="-0.681cm" svg:width="4.706cm" svg:height="1.115cm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3">.</text:span></text:p>
      <text:p text:style-name="P35"><text:span text:style-name="T12">2). </text:span><text:span text:style-name="T3">Рассмотрим </text:span><text:span text:style-name="T12">параллельное</text:span><text:span text:style-name="T3"> соединение источников. </text:span></text:p>
      <text:p text:style-name="P35"><text:span text:style-name="T12">Общая ЭДС батареи</text:span><text:span text:style-name="T3">: </text:span><text:span text:style-name="T3"><draw:frame draw:style-name="fr2" draw:name="Объект26" text:anchor-type="as-char" svg:y="-0.379cm" svg:width="1.522cm" svg:height="0.534cm" draw:z-index="18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12">. </text:span></text:p>
      <text:p text:style-name="P35"><text:span text:style-name="T12">Общее внутреннее сопротивление батареи:</text:span><text:span text:style-name="T3"> </text:span><text:span text:style-name="T3"><draw:frame draw:style-name="fr1" draw:name="Объект54" text:anchor-type="as-char" svg:y="-0.621cm" svg:width="2.514cm" svg:height="1.004cm" draw:z-index="19"><draw:object xlink:href="./Object 54" xlink:type="simple" xlink:show="embed" xlink:actuate="onLoad"/><draw:image xlink:href="./ObjectReplacements/Object 54" xlink:type="simple" xlink:show="embed" xlink:actuate="onLoad"/><svg:desc>формула</svg:desc></draw:frame></text:span><text:span text:style-name="T3"><text:s/></text:span><text:span text:style-name="T12">Ом</text:span><text:span text:style-name="T3">.</text:span></text:p>
      <text:p text:style-name="P35"><text:span text:style-name="T3">Ток в цепи: </text:span><text:span text:style-name="T3"><draw:frame draw:style-name="fr1" draw:name="Объект83" text:anchor-type="as-char" svg:y="-0.684cm" svg:width="5.681cm" svg:height="1.6cm" draw:z-index="20"><draw:object xlink:href="./Object 83" xlink:type="simple" xlink:show="embed" xlink:actuate="onLoad"/><draw:image xlink:href="./ObjectReplacements/Object 83" xlink:type="simple" xlink:show="embed" xlink:actuate="onLoad"/><svg:desc>формула</svg:desc></draw:frame></text:span><text:span text:style-name="T3">.</text:span></text:p>
      <text:p text:style-name="P35"><text:span text:style-name="T3">Мощность, выделяемая на нагрузке: </text:span><text:span text:style-name="T3"><draw:frame draw:style-name="fr1" draw:name="Объект25" text:anchor-type="as-char" svg:y="-0.681cm" svg:width="4.77cm" svg:height="1.115cm" draw:z-index="21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3">.</text:span></text:p>
      <text:p text:style-name="P36"><text:span text:style-name="T3">По условию задачи </text:span><text:span text:style-name="T3"><draw:frame draw:style-name="fr1" draw:name="Объект52" text:anchor-type="as-char" svg:y="-0.379cm" svg:width="2.364cm" svg:height="0.534cm" draw:z-index="22"><draw:object xlink:href="./Object 52" xlink:type="simple" xlink:show="embed" xlink:actuate="onLoad"/><draw:image xlink:href="./ObjectReplacements/Object 52" xlink:type="simple" xlink:show="embed" xlink:actuate="onLoad"/><svg:desc>формула</svg:desc></draw:frame></text:span><text:span text:style-name="T3">, значит </text:span><text:span text:style-name="T3"><draw:frame draw:style-name="fr1" draw:name="Объект85" text:anchor-type="as-char" svg:y="-0.681cm" svg:width="4.639cm" svg:height="1.115cm" draw:z-index="23"><draw:object xlink:href="./Object 85" xlink:type="simple" xlink:show="embed" xlink:actuate="onLoad"/><draw:image xlink:href="./ObjectReplacements/Object 85" xlink:type="simple" xlink:show="embed" xlink:actuate="onLoad"/><svg:desc>формула</svg:desc></draw:frame></text:span><text:span text:style-name="T3">. </text:span></text:p>
      <text:p text:style-name="P36"><text:span text:style-name="T3">Сокращаем числители и пятерки в обеих частях: </text:span><text:span text:style-name="T3"><draw:frame draw:style-name="fr1" draw:name="Объект86" text:anchor-type="as-char" svg:y="-0.681cm" svg:width="3.926cm" svg:height="1.115cm" draw:z-index="24"><draw:object xlink:href="./Object 86" xlink:type="simple" xlink:show="embed" xlink:actuate="onLoad"/><draw:image xlink:href="./ObjectReplacements/Object 86" xlink:type="simple" xlink:show="embed" xlink:actuate="onLoad"/><svg:desc>формула</svg:desc></draw:frame></text:span><text:span text:style-name="T3">. </text:span></text:p>
      <text:p text:style-name="P36"><text:span text:style-name="T3">Избавляемся от квадратов: </text:span><text:span text:style-name="T3"><draw:frame draw:style-name="fr1" draw:name="Объект112" text:anchor-type="as-char" svg:y="-0.621cm" svg:width="6.939cm" svg:height="1.004cm" draw:z-index="25"><draw:object xlink:href="./Object 112" xlink:type="simple" xlink:show="embed" xlink:actuate="onLoad"/><draw:image xlink:href="./ObjectReplacements/Object 112" xlink:type="simple" xlink:show="embed" xlink:actuate="onLoad"/><svg:desc>формула</svg:desc></draw:frame></text:span><text:span text:style-name="T3">. </text:span></text:p>
      <text:p text:style-name="P36"><text:span text:style-name="T3">Получаем 2 варианта: </text:span><text:span text:style-name="T3"><draw:frame draw:style-name="fr1" draw:name="Объект120" text:anchor-type="as-char" svg:y="-0.379cm" svg:width="2.985cm" svg:height="0.471cm" draw:z-index="26"><draw:object xlink:href="./Object 120" xlink:type="simple" xlink:show="embed" xlink:actuate="onLoad"/><draw:image xlink:href="./ObjectReplacements/Object 120" xlink:type="simple" xlink:show="embed" xlink:actuate="onLoad"/><svg:desc>формула</svg:desc></draw:frame></text:span><text:span text:style-name="T3"><text:s/>и </text:span><text:span text:style-name="T3"><draw:frame draw:style-name="fr1" draw:name="Объект121" text:anchor-type="as-char" svg:y="-0.379cm" svg:width="3.364cm" svg:height="0.471cm" draw:z-index="27"><draw:object xlink:href="./Object 121" xlink:type="simple" xlink:show="embed" xlink:actuate="onLoad"/><draw:image xlink:href="./ObjectReplacements/Object 121" xlink:type="simple" xlink:show="embed" xlink:actuate="onLoad"/><svg:desc>формула</svg:desc></draw:frame></text:span><text:span text:style-name="T3">. В первом случае </text:span><text:span text:style-name="T3"><draw:frame draw:style-name="fr1" draw:name="Объект122" text:anchor-type="as-char" svg:y="-0.379cm" svg:width="1.102cm" svg:height="0.471cm" draw:z-index="28"><draw:object xlink:href="./Object 122" xlink:type="simple" xlink:show="embed" xlink:actuate="onLoad"/><draw:image xlink:href="./ObjectReplacements/Object 122" xlink:type="simple" xlink:show="embed" xlink:actuate="onLoad"/><svg:desc>формула</svg:desc></draw:frame></text:span><text:span text:style-name="T3">, а во втором </text:span><text:span text:style-name="T3"><draw:frame draw:style-name="fr1" draw:name="Объект123" text:anchor-type="as-char" svg:y="-0.379cm" svg:width="1.409cm" svg:height="0.471cm" draw:z-index="29"><draw:object xlink:href="./Object 123" xlink:type="simple" xlink:show="embed" xlink:actuate="onLoad"/><draw:image xlink:href="./ObjectReplacements/Object 123" xlink:type="simple" xlink:show="embed" xlink:actuate="onLoad"/><svg:desc>формула</svg:desc></draw:frame></text:span><text:span text:style-name="T3">, что не имеет физического смысла.</text:span></text:p>
      <text:p text:style-name="P40"><text:span text:style-name="T3"/></text:p>
      <text:p text:style-name="P2"><text:span text:style-name="T3"/></text:p>
      <text:p text:style-name="P37"><text:span text:style-name="T40">Ответ:</text:span><text:span text:style-name="T3"> <text:s/></text:span><text:span text:style-name="T13">Ч</text:span><text:span text:style-name="T3">исло источников ЭДС </text:span><text:span text:style-name="T3"><draw:frame draw:style-name="fr1" draw:name="Объект8" text:anchor-type="as-char" svg:y="-0.379cm" svg:width="1.102cm" svg:height="0.471cm" draw:z-index="3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3">.</text:span></text:p>
      <text:p text:style-name="P4"><text:span text:style-name="T4">2</text:span><text:span text:style-name="T5">. Материальная точка движется вдоль оси </text:span><text:span text:style-name="T20">х</text:span><text:span text:style-name="T5"> так, что ее скорость зависит от координаты </text:span><text:span text:style-name="T20">х</text:span><text:span text:style-name="T5"> по закону</text:span><text:span text:style-name="T6"> </text:span><text:span text:style-name="T6"><draw:frame draw:style-name="fr1" draw:name="Объект22" text:anchor-type="as-char" svg:y="-0.439cm" svg:width="2.729cm" svg:height="0.563cm" draw:z-index="2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6">, </text:span><text:span text:style-name="T5">где </text:span><text:span text:style-name="T5"><draw:frame draw:style-name="fr1" draw:name="Объект24" text:anchor-type="as-char" svg:y="-0.439cm" svg:width="2.522cm" svg:height="0.531cm" draw:z-index="3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5">, </text:span><text:span text:style-name="T5"><draw:frame draw:style-name="fr1" draw:name="Объект23" text:anchor-type="as-char" svg:y="-0.439cm" svg:width="1.849cm" svg:height="0.531cm" draw:z-index="4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5">. </text:span><text:span text:style-name="T27">Показать, что уравнение движения точки является динамическим уравнением гармонических колебаний и найти период </text:span><text:span text:style-name="T20">Т</text:span><text:span text:style-name="T27"> этих колебаний</text:span><text:span text:style-name="T26">.</text:span></text:p>
      <text:p text:style-name="P22">Решение:</text:p>
      <text:p text:style-name="P25">Ускорение <draw:frame draw:style-name="fr1" draw:name="Объект9" text:anchor-type="as-char" svg:y="-0.621cm" svg:width="4.376cm" svg:height="1.004cm" draw:z-index="31"><draw:object xlink:href="./Object 6" xlink:type="simple" xlink:show="embed" xlink:actuate="onLoad"/><draw:image xlink:href="./ObjectReplacements/Object 6" xlink:type="simple" xlink:show="embed" xlink:actuate="onLoad"/><svg:desc>формула</svg:desc></draw:frame>.</text:p>
      <text:p text:style-name="P27">Найдем <draw:frame draw:style-name="fr1" draw:name="Объект10" text:anchor-type="as-char" svg:y="-0.621cm" svg:width="0.517cm" svg:height="1.004cm" draw:z-index="32"><draw:object xlink:href="./Object 7" xlink:type="simple" xlink:show="embed" xlink:actuate="onLoad"/><draw:image xlink:href="./ObjectReplacements/Object 7" xlink:type="simple" xlink:show="embed" xlink:actuate="onLoad"/><svg:desc>формула</svg:desc></draw:frame>: <draw:frame draw:style-name="fr1" draw:name="Объект11" text:anchor-type="as-char" svg:y="-0.621cm" svg:width="7.553cm" svg:height="1.104cm" draw:z-index="33"><draw:object xlink:href="./Object 8" xlink:type="simple" xlink:show="embed" xlink:actuate="onLoad"/><draw:image xlink:href="./ObjectReplacements/Object 8" xlink:type="simple" xlink:show="embed" xlink:actuate="onLoad"/><svg:desc>формула</svg:desc></draw:frame>. Подставим <draw:frame draw:style-name="fr1" draw:name="Объект12" text:anchor-type="as-char" svg:y="-0.621cm" svg:width="0.517cm" svg:height="1.004cm" draw:z-index="34"><draw:object xlink:href="./Object 9" xlink:type="simple" xlink:show="embed" xlink:actuate="onLoad"/><draw:image xlink:href="./ObjectReplacements/Object 9" xlink:type="simple" xlink:show="embed" xlink:actuate="onLoad"/><svg:desc>формула</svg:desc></draw:frame><text:s/>в уравнение ускорения: <draw:frame draw:style-name="fr1" draw:name="Объект13" text:anchor-type="as-char" svg:y="-0.621cm" svg:width="7.163cm" svg:height="1.104cm" draw:z-index="35"><draw:object xlink:href="./Object 10" xlink:type="simple" xlink:show="embed" xlink:actuate="onLoad"/><draw:image xlink:href="./ObjectReplacements/Object 10" xlink:type="simple" xlink:show="embed" xlink:actuate="onLoad"/><svg:desc>формула</svg:desc></draw:frame>. <text:span text:style-name="T62">Так как ускорение пропорционально координате </text:span><text:span text:style-name="T60">x</text:span><text:span text:style-name="T62">, а также выполняется соотношение </text:span><text:span text:style-name="T62"><draw:frame draw:style-name="fr1" draw:name="Объект20" text:anchor-type="as-char" svg:y="-0.439cm" svg:width="1.79cm" svg:height="0.531cm" draw:z-index="36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62">, где </text:span><text:span text:style-name="T62"><draw:frame draw:style-name="fr1" draw:name="Объект21" text:anchor-type="as-char" svg:y="-0.416cm" svg:width="1.393cm" svg:height="0.508cm" draw:z-index="37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62"><text:s/>- некоторая постоянная, то, следовательно, <text:s/></text:span><text:span text:style-name="T63">движени</text:span><text:span text:style-name="T62">е</text:span><text:span text:style-name="T63"> точки является динамическим уравнением гармонических колебаний.</text:span></text:p>
      <text:p text:style-name="P10"><text:span text:style-name="T3">Согласно второму закону Ньютона </text:span><text:span text:style-name="T3"><draw:frame draw:style-name="fr1" draw:name="Объект30" text:anchor-type="as-char" svg:y="-0.379cm" svg:width="3.004cm" svg:height="0.471cm" draw:z-index="5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7">, </text:span><text:span text:style-name="T14">а так же </text:span><text:span text:style-name="T15">согласно закону Гука </text:span><text:span text:style-name="T15"><draw:frame draw:style-name="fr1" draw:name="Объект14" text:anchor-type="as-char" svg:y="-0.379cm" svg:width="1.561cm" svg:height="0.471cm" draw:z-index="38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5">, откуда </text:span><text:span text:style-name="T15"><draw:frame draw:style-name="fr1" draw:name="Объект15" text:anchor-type="as-char" svg:y="-0.379cm" svg:width="1.344cm" svg:height="0.471cm" draw:z-index="39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15">.</text:span></text:p>
      <text:p text:style-name="P10"><text:span text:style-name="T15">Период </text:span><text:span text:style-name="T22">T</text:span><text:span text:style-name="T15"> гармонических колебаний определяется </text:span><text:span text:style-name="T18">как</text:span><text:span text:style-name="T15"> </text:span><text:span text:style-name="T15"><draw:frame draw:style-name="fr1" draw:name="Объект16" text:anchor-type="as-char" svg:y="-0.707cm" svg:width="2.043cm" svg:height="1.09cm" draw:z-index="40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15">. Подставим </text:span><text:span text:style-name="T15"><draw:frame draw:style-name="fr1" draw:name="Объект17" text:anchor-type="as-char" svg:y="-0.379cm" svg:width="1.344cm" svg:height="0.471cm" draw:z-index="41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15">: </text:span><text:span text:style-name="T15"><draw:frame draw:style-name="fr1" draw:name="Объект18" text:anchor-type="as-char" svg:y="-0.707cm" svg:width="5.8cm" svg:height="1.09cm" draw:z-index="42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15">. Подставим </text:span><text:span text:style-name="T18">численное значение</text:span><text:span text:style-name="T15"> и вычислим период колебаний: </text:span><text:span text:style-name="T15"><draw:frame draw:style-name="fr1" draw:name="Объект19" text:anchor-type="as-char" svg:y="-0.707cm" svg:width="6.579cm" svg:height="1.09cm" draw:z-index="43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15"><text:s/>с.</text:span></text:p>
      <text:p text:style-name="P44"><text:span text:style-name="T3"/></text:p>
      <text:p text:style-name="P12"><text:span text:style-name="T3"/></text:p>
      <text:p text:style-name="P13"><text:span text:style-name="T10">Ответ</text:span><text:span text:style-name="T3">: </text:span><text:span text:style-name="T36">Движени</text:span><text:span text:style-name="T37">е</text:span><text:span text:style-name="T36"> точки является динамическим уравнением гармонических колебаний </text:span><text:span text:style-name="T37">с периодом </text:span><text:span text:style-name="T38"><draw:frame draw:style-name="fr1" draw:name="Объект27" text:anchor-type="as-char" svg:y="-0.621cm" svg:width="1.161cm" svg:height="1.004cm" draw:z-index="44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38"><text:s/>с</text:span><text:span text:style-name="T34">.</text:span></text:p>
      <text:p text:style-name="P4"><text:span text:style-name="T4">3</text:span><text:span text:style-name="T5">. Энтропия некоторой термодинамической системы изменяется с температурой </text:span><text:span text:style-name="T20">Т</text:span><text:span text:style-name="T5"> по закону </text:span><text:span text:style-name="T5"><draw:frame draw:style-name="fr1" draw:name="Объект82" text:anchor-type="as-char" svg:y="-0.439cm" svg:width="2.639cm" svg:height="0.531cm" draw:z-index="16"><draw:object xlink:href="./Object 82" xlink:type="simple" xlink:show="embed" xlink:actuate="onLoad"/><draw:image xlink:href="./ObjectReplacements/Object 82" xlink:type="simple" xlink:show="embed" xlink:actuate="onLoad"/><svg:desc>формула</svg:desc></draw:frame></text:span><text:span text:style-name="T6">, </text:span><text:span text:style-name="T5">где </text:span><text:span text:style-name="T5"><draw:frame draw:style-name="fr1" draw:name="Объект53" text:anchor-type="as-char" svg:y="-0.439cm" svg:width="3.441cm" svg:height="0.531cm" draw:z-index="8"><draw:object xlink:href="./Object 53" xlink:type="simple" xlink:show="embed" xlink:actuate="onLoad"/><draw:image xlink:href="./ObjectReplacements/Object 53" xlink:type="simple" xlink:show="embed" xlink:actuate="onLoad"/><svg:desc>формула</svg:desc></draw:frame></text:span><text:span text:style-name="T26">. Определить теплоемкость </text:span><text:span text:style-name="T19">C</text:span><text:span text:style-name="T26"> этой системы при температуре </text:span><text:span text:style-name="T19">T = 200 К</text:span><text:span text:style-name="T26">.</text:span></text:p>
      <text:p text:style-name="P23">Решение:</text:p>
      <text:p text:style-name="P11"><text:span text:style-name="T7">Теплоемкость определяется через энтропию </text:span><text:span text:style-name="T23">S</text:span><text:span text:style-name="T7"> </text:span><text:span text:style-name="T16">как</text:span><text:span text:style-name="T7"> </text:span><text:span text:style-name="T7"><draw:frame draw:style-name="fr1" draw:name="Объект65" text:anchor-type="as-char" svg:y="-0.674cm" svg:width="2.224cm" svg:height="1.108cm" draw:z-index="6"><draw:object xlink:href="./Object 65" xlink:type="simple" xlink:show="embed" xlink:actuate="onLoad"/><draw:image xlink:href="./ObjectReplacements/Object 65" xlink:type="simple" xlink:show="embed" xlink:actuate="onLoad"/><svg:desc>формула</svg:desc></draw:frame></text:span><text:span text:style-name="T7">.</text:span></text:p>
      <text:p text:style-name="P26"><text:span text:style-name="T64">Дифференцируем </text:span><text:span text:style-name="T61">S</text:span><text:span text:style-name="T64"> по </text:span><text:span text:style-name="T61">T</text:span>: <draw:frame draw:style-name="fr1" draw:name="Объект28" text:anchor-type="as-char" svg:y="-0.621cm" svg:width="5.47cm" svg:height="1.004cm" draw:z-index="45"><draw:object xlink:href="./Object 28" xlink:type="simple" xlink:show="embed" xlink:actuate="onLoad"/><draw:image xlink:href="./ObjectReplacements/Object 28" xlink:type="simple" xlink:show="embed" xlink:actuate="onLoad"/><svg:desc>формула</svg:desc></draw:frame>.</text:p>
      <text:p text:style-name="P43"><text:span text:style-name="Strong_20_Emphasis"><text:span text:style-name="T49">Подставим производную в формулу для теплоемкости:</text:span></text:span></text:p>
      <text:p text:style-name="P43"><text:span text:style-name="Strong_20_Emphasis"><text:span text:style-name="T49"><draw:frame draw:style-name="fr1" draw:name="Объект29" text:anchor-type="as-char" svg:y="-0.674cm" svg:width="5.495cm" svg:height="1.108cm" draw:z-index="46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/text:span><text:span text:style-name="Strong_20_Emphasis"><text:span text:style-name="T49">.</text:span></text:span></text:p>
      <text:p text:style-name="P42"><text:span text:style-name="Strong_20_Emphasis"><text:span text:style-name="T49">Подставим численные значения </text:span></text:span><text:span text:style-name="Strong_20_Emphasis"><text:span text:style-name="T48">b</text:span></text:span><text:span text:style-name="Strong_20_Emphasis"><text:span text:style-name="T49"> и </text:span></text:span><text:span text:style-name="Strong_20_Emphasis"><text:span text:style-name="T48">T</text:span></text:span><text:span text:style-name="Strong_20_Emphasis"><text:span text:style-name="T49">: </text:span></text:span></text:p>
      <text:p text:style-name="P42"><text:span text:style-name="Strong_20_Emphasis"><text:span text:style-name="T49"><draw:frame draw:style-name="fr1" draw:name="Объект32" text:anchor-type="as-char" svg:y="-0.439cm" svg:width="14.055cm" svg:height="0.563cm" draw:z-index="47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/text:span><text:span text:style-name="Strong_20_Emphasis"><text:span text:style-name="T49">.</text:span></text:span></text:p>
      <text:p text:style-name="P41"><text:span text:style-name="T7"/></text:p>
      <text:p text:style-name="P45"><text:span text:style-name="T3"/></text:p>
      <text:p text:style-name="P14"><text:span text:style-name="T10">Ответ</text:span><text:span text:style-name="T34">: теплоемкость этой системы </text:span><text:span text:style-name="T34"><draw:frame draw:style-name="fr1" draw:name="Объект33" text:anchor-type="as-char" svg:y="-0.379cm" svg:width="2.794cm" svg:height="0.471cm" draw:z-index="48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text:span text:style-name="T34">.</text:span></text:p>
      <text:p text:style-name="P5"><text:span text:style-name="T4">4</text:span><text:span text:style-name="T5">. Бесконечный тонкий прямой проводник равномерно заряжен с линейной плотностью заряда </text:span><text:span text:style-name="T5"><draw:frame draw:style-name="fr1" draw:name="Объект55" text:anchor-type="as-char" svg:y="-0.439cm" svg:width="3.059cm" svg:height="0.531cm" draw:z-index="9"><draw:object xlink:href="./Object 55" xlink:type="simple" xlink:show="embed" xlink:actuate="onLoad"/><draw:image xlink:href="./ObjectReplacements/Object 55" xlink:type="simple" xlink:show="embed" xlink:actuate="onLoad"/><svg:desc>формула</svg:desc></draw:frame></text:span><text:span text:style-name="T5">. </text:span><text:span text:style-name="T11">С</text:span><text:span text:style-name="T5">читая, что на расстоянии</text:span><text:span text:style-name="T6"> </text:span><text:span text:style-name="T6"><draw:frame draw:style-name="fr1" draw:name="Объект56" text:anchor-type="as-char" svg:y="-0.379cm" svg:width="1.422cm" svg:height="0.534cm" draw:z-index="10"><draw:object xlink:href="./Object 56" xlink:type="simple" xlink:show="embed" xlink:actuate="onLoad"/><draw:image xlink:href="./ObjectReplacements/Object 56" xlink:type="simple" xlink:show="embed" xlink:actuate="onLoad"/><svg:desc>формула</svg:desc></draw:frame></text:span><text:span text:style-name="T6"><text:s/>от проводника потенциал созданного им электрического поля равен</text:span><text:span text:style-name="T5"> </text:span><text:span text:style-name="T5"><draw:frame draw:style-name="fr1" draw:name="Объект84" text:anchor-type="as-char" svg:y="-0.379cm" svg:width="1.677cm" svg:height="0.534cm" draw:z-index="11"><draw:object xlink:href="./Object 84" xlink:type="simple" xlink:show="embed" xlink:actuate="onLoad"/><draw:image xlink:href="./ObjectReplacements/Object 84" xlink:type="simple" xlink:show="embed" xlink:actuate="onLoad"/><svg:desc>формула</svg:desc></draw:frame></text:span><text:span text:style-name="T8">, определить величину потенциала на расстоянии</text:span><text:span text:style-name="T5"> </text:span><text:span text:style-name="T9"><draw:frame draw:style-name="fr1" draw:name="Объект1" text:anchor-type="as-char" svg:y="-0.379cm" svg:width="2.745cm" svg:height="0.534cm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5">. </text:span><text:span text:style-name="T26"><draw:frame draw:style-name="fr1" draw:name="Объект2" text:anchor-type="as-char" svg:y="-0.621cm" svg:width="3.388cm" svg:height="1.067cm" draw:z-index="15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26">.</text:span></text:p>
      <text:p text:style-name="P23">Решение:</text:p>
      <text:p text:style-name="P7"><text:span text:style-name="T29">Потенциал </text:span><text:span text:style-name="T25">φ</text:span><text:span text:style-name="T29"> на расстоянии </text:span><text:span text:style-name="T25">r</text:span><text:span text:style-name="T29"> от бесконечного тонкого проводника с линейной плотностью заряда </text:span><text:span text:style-name="T25">ρ</text:span><text:span text:style-name="T29"> выражается как: </text:span><text:span text:style-name="T29"><draw:frame draw:style-name="fr1" draw:name="Объект34" text:anchor-type="as-char" svg:y="-0.621cm" svg:width="4.186cm" svg:height="1.067cm" draw:z-index="49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text:span text:style-name="T29">. </text:span><text:span text:style-name="T30">При условии, что</text:span><text:span text:style-name="T29"> </text:span><text:span text:style-name="T29"><draw:frame draw:style-name="fr1" draw:name="Объект35" text:anchor-type="as-char" svg:y="-0.621cm" svg:width="3.388cm" svg:height="1.067cm" draw:z-index="50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text:span text:style-name="T29">, </text:span><text:span text:style-name="T30">имеем </text:span><text:span text:style-name="T30"><draw:frame draw:style-name="fr1" draw:name="Объект36" text:anchor-type="as-char" svg:y="-0.621cm" svg:width="5.378cm" svg:height="1.067cm" draw:z-index="51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text:span text:style-name="T30">. </text:span></text:p>
      <text:p text:style-name="P50"><text:span text:style-name="T51">Учитывая</text:span><text:span text:style-name="T45">, что на расстоянии</text:span><text:span text:style-name="T44"> </text:span><text:span text:style-name="T44"><draw:frame draw:style-name="fr1" draw:name="Объект37" text:anchor-type="as-char" svg:y="-0.379cm" svg:width="1.422cm" svg:height="0.534cm" draw:z-index="52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text:span text:style-name="T44"><text:s/>от проводника потенциал созданного им электрического поля равен</text:span><text:span text:style-name="T45"> </text:span><text:span text:style-name="T45"><draw:frame draw:style-name="fr1" draw:name="Объект38" text:anchor-type="as-char" svg:y="-0.379cm" svg:width="1.677cm" svg:height="0.534cm" draw:z-index="53"><draw:object xlink:href="./Object 38" xlink:type="simple" xlink:show="embed" xlink:actuate="onLoad"/><draw:image xlink:href="./ObjectReplacements/Object 38" xlink:type="simple" xlink:show="embed" xlink:actuate="onLoad"/><svg:desc>формула</svg:desc></draw:frame></text:span><text:span text:style-name="T46">, </text:span><text:span text:style-name="T47">имеем </text:span><text:span text:style-name="T47"><draw:frame draw:style-name="fr1" draw:name="Объект39" text:anchor-type="as-char" svg:y="-0.621cm" svg:width="8.423cm" svg:height="1.067cm" draw:z-index="59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text:span text:style-name="T47">, где </text:span><text:span text:style-name="T47"><draw:frame draw:style-name="fr1" draw:name="Объект40" text:anchor-type="as-char" svg:y="-0.388cm" svg:width="1.667cm" svg:height="0.512cm" draw:z-index="54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text:span text:style-name="T47">, откуда постоянная </text:span><text:span text:style-name="T47"><draw:frame draw:style-name="fr1" draw:name="Объект41" text:anchor-type="as-char" svg:y="-0.379cm" svg:width="1.605cm" svg:height="0.471cm" draw:z-index="55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text:span text:style-name="T47">. </text:span><text:span text:style-name="T17">Теперь формула для потенциала принимает вид</text:span><text:span text:style-name="T47"> </text:span><text:span text:style-name="T47"><draw:frame draw:style-name="fr1" draw:name="Объект42" text:anchor-type="as-char" svg:y="-0.621cm" svg:width="4.309cm" svg:height="1.067cm" draw:z-index="57"><draw:object xlink:href="./Object 42" xlink:type="simple" xlink:show="embed" xlink:actuate="onLoad"/><draw:image xlink:href="./ObjectReplacements/Object 42" xlink:type="simple" xlink:show="embed" xlink:actuate="onLoad"/><svg:desc>формула</svg:desc></draw:frame></text:span><text:span text:style-name="T47">. </text:span></text:p>
      <text:p text:style-name="P50"><text:span text:style-name="T51">Найдем потенциал</text:span><text:span text:style-name="T52"> </text:span><text:span text:style-name="T52"><draw:frame draw:style-name="fr1" draw:name="Объект44" text:anchor-type="as-char" svg:y="-0.388cm" svg:width="0.937cm" svg:height="0.543cm" draw:z-index="58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text:span text:style-name="T52"><text:s/>на расстоянии </text:span><text:span text:style-name="T52"><draw:frame draw:style-name="fr1" draw:name="Объект43" text:anchor-type="as-char" svg:y="-0.379cm" svg:width="2.745cm" svg:height="0.534cm" draw:z-index="56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text:span text:style-name="T52">: </text:span></text:p>
      <text:h text:style-name="P49" text:outline-level="3"><draw:frame draw:style-name="fr1" draw:name="Объект45" text:anchor-type="as-char" svg:y="-0.621cm" svg:width="15.503cm" svg:height="1.067cm" draw:z-index="60"><draw:object xlink:href="./Object 45" xlink:type="simple" xlink:show="embed" xlink:actuate="onLoad"/><draw:image xlink:href="./ObjectReplacements/Object 45" xlink:type="simple" xlink:show="embed" xlink:actuate="onLoad"/><svg:desc>формула</svg:desc></draw:frame></text:h>
      <text:p text:style-name="P1"><text:span text:style-name="T58"><draw:frame draw:style-name="fr1" draw:name="Объект46" text:anchor-type="as-char" svg:y="-0.379cm" svg:width="2.692cm" svg:height="0.471cm" draw:z-index="61"><draw:object xlink:href="./Object 46" xlink:type="simple" xlink:show="embed" xlink:actuate="onLoad"/><draw:image xlink:href="./ObjectReplacements/Object 46" xlink:type="simple" xlink:show="embed" xlink:actuate="onLoad"/></draw:frame></text:span><text:span text:style-name="T33"><text:s/>В.</text:span></text:p>
      <text:p text:style-name="P15"><text:span text:style-name="T3"/></text:p>
      <text:p text:style-name="P16"><text:span text:style-name="T3"/></text:p>
      <text:p text:style-name="P17"><text:span text:style-name="T35">Ответ</text:span><text:span text:style-name="T34">: потенциал </text:span><text:span text:style-name="T34"><draw:frame draw:style-name="fr1" draw:name="Объект47" text:anchor-type="as-char" svg:y="-0.388cm" svg:width="0.937cm" svg:height="0.543cm" draw:z-index="62"><draw:object xlink:href="./Object 47" xlink:type="simple" xlink:show="embed" xlink:actuate="onLoad"/><draw:image xlink:href="./ObjectReplacements/Object 47" xlink:type="simple" xlink:show="embed" xlink:actuate="onLoad"/><svg:desc>формула</svg:desc></draw:frame></text:span><text:span text:style-name="T34"><text:s/>на расстоянии </text:span><text:span text:style-name="T34"><draw:frame draw:style-name="fr1" draw:name="Объект48" text:anchor-type="as-char" svg:y="-0.379cm" svg:width="2.745cm" svg:height="0.534cm" draw:z-index="63"><draw:object xlink:href="./Object 48" xlink:type="simple" xlink:show="embed" xlink:actuate="onLoad"/><draw:image xlink:href="./ObjectReplacements/Object 48" xlink:type="simple" xlink:show="embed" xlink:actuate="onLoad"/><svg:desc>формула</svg:desc></draw:frame></text:span><text:span text:style-name="T34"><text:s/></text:span><text:span text:style-name="T39">равен </text:span><text:span text:style-name="T39"><draw:frame draw:style-name="fr1" draw:name="Объект49" text:anchor-type="as-char" svg:y="-0.388cm" svg:width="1.901cm" svg:height="0.543cm" draw:z-index="64"><draw:object xlink:href="./Object 49" xlink:type="simple" xlink:show="embed" xlink:actuate="onLoad"/><draw:image xlink:href="./ObjectReplacements/Object 49" xlink:type="simple" xlink:show="embed" xlink:actuate="onLoad"/><svg:desc>формула</svg:desc></draw:frame></text:span><text:span text:style-name="T34"><text:s/></text:span><text:span text:style-name="T39">В.</text:span></text:p>
      <text:p text:style-name="P6"><text:span text:style-name="T9">5</text:span><text:span text:style-name="T5">. </text:span><text:span text:style-name="T26">Сколько главных максимумов будет видно за дифракционной решеткой, изготовленной нанесением </text:span><text:span text:style-name="T19">N = 3000</text:span><text:span text:style-name="T26"> равноудаленных штрихов на прозрачную полоску длины </text:span><text:span text:style-name="T19">L = 1 </text:span><text:span text:style-name="T26">см? Свет с длиной волны </text:span><text:span text:style-name="T19">λ </text:span><text:span text:style-name="T21">= </text:span><text:span text:style-name="T19">600</text:span><text:span text:style-name="T26"> нм падает на решетку <text:s/>нормально.</text:span></text:p>
      <text:p text:style-name="P24">Решение:</text:p>
      <text:p text:style-name="P8"><text:span text:style-name="T31">Вычислим период </text:span><text:span text:style-name="T29">дифракционной </text:span><text:span text:style-name="T31">решетки:</text:span><text:span text:style-name="T29"> </text:span><text:span text:style-name="T29"><draw:frame draw:style-name="fr1" draw:name="Объект96" text:anchor-type="as-char" svg:y="-0.621cm" svg:width="4.912cm" svg:height="1.004cm" draw:z-index="69"><draw:object xlink:href="./Object 50" xlink:type="simple" xlink:show="embed" xlink:actuate="onLoad"/><draw:image xlink:href="./ObjectReplacements/Object 50" xlink:type="simple" xlink:show="embed" xlink:actuate="onLoad"/></draw:frame></text:span><text:span text:style-name="T29"><text:s/></text:span><text:span text:style-name="T31">м</text:span><text:span text:style-name="T29">. </text:span><text:span text:style-name="T31">Так как свет падает на решетку нормально, угол </text:span><text:span text:style-name="T29">θ</text:span><text:span text:style-name="T31"> прямой.</text:span></text:p>
      <text:p text:style-name="P9"><text:span text:style-name="T29">Главные максимумы наблюдаются под углами θ, удовлетворяющими условию <text:s/></text:span><text:span text:style-name="T29"><draw:frame draw:style-name="fr1" draw:name="Объект115" text:anchor-type="as-char" svg:y="-0.379cm" svg:width="2.187cm" svg:height="0.471cm" draw:z-index="12"><draw:object xlink:href="./Object 115" xlink:type="simple" xlink:show="embed" xlink:actuate="onLoad"/><draw:image xlink:href="./ObjectReplacements/Object 115" xlink:type="simple" xlink:show="embed" xlink:actuate="onLoad"/><svg:desc>формула</svg:desc></draw:frame></text:span><text:span text:style-name="T29">, </text:span><text:span text:style-name="T31">откуда получаем </text:span><text:span text:style-name="T31"><draw:frame draw:style-name="fr1" draw:name="Объект50" text:anchor-type="as-char" svg:y="-0.379cm" svg:width="2.15cm" svg:height="0.534cm" draw:z-index="65"><draw:object xlink:href="./Object 51" xlink:type="simple" xlink:show="embed" xlink:actuate="onLoad"/><draw:image xlink:href="./ObjectReplacements/Object 51" xlink:type="simple" xlink:show="embed" xlink:actuate="onLoad"/><svg:desc>формула</svg:desc></draw:frame></text:span><text:span text:style-name="T31">.</text:span></text:p>
      <text:p text:style-name="P39"><text:span text:style-name="T28">Выразим количество </text:span><text:span text:style-name="T29">главных максимумов </text:span><text:span text:style-name="T28">и подставим значения </text:span><text:span text:style-name="T24">d</text:span><text:span text:style-name="T28"> и <text:s/></text:span><text:span text:style-name="T25">λ</text:span><text:span text:style-name="T29">:</text:span></text:p>
      <text:p text:style-name="P39"><text:span text:style-name="T29"><draw:frame draw:style-name="fr1" draw:name="Объект51" text:anchor-type="as-char" svg:y="-0.681cm" svg:width="5.267cm" svg:height="1.124cm" draw:z-index="66"><draw:object xlink:href="./Object 57" xlink:type="simple" xlink:show="embed" xlink:actuate="onLoad"/><draw:image xlink:href="./ObjectReplacements/Object 57" xlink:type="simple" xlink:show="embed" xlink:actuate="onLoad"/><svg:desc>формула</svg:desc></draw:frame></text:span><text:span text:style-name="T29">.</text:span></text:p>
      <text:p text:style-name="P8"><text:span text:style-name="T29">Поскольку порядок </text:span><text:span text:style-name="T25">m</text:span><text:span text:style-name="T29"> должен быть целым числом, максимальный порядок </text:span><text:span text:style-name="T32">примем как </text:span><text:span text:style-name="T25"><draw:frame draw:style-name="fr1" draw:name="Объект59" text:anchor-type="as-char" svg:y="-0.379cm" svg:width="1.505cm" svg:height="0.534cm" draw:z-index="72"><draw:object xlink:href="./Object 60" xlink:type="simple" xlink:show="embed" xlink:actuate="onLoad"/><draw:image xlink:href="./ObjectReplacements/Object 60" xlink:type="simple" xlink:show="embed" xlink:actuate="onLoad"/><svg:desc>формула</svg:desc></draw:frame></text:span><text:span text:style-name="T29">.</text:span></text:p>
      <text:p text:style-name="P8"><text:span text:style-name="T29">Главные максимумы наблюдаются для порядков </text:span><text:span text:style-name="T29"><draw:frame draw:style-name="fr1" draw:name="Объект57" text:anchor-type="as-char" svg:y="-0.379cm" svg:width="4.318cm" svg:height="0.534cm" draw:z-index="67"><draw:object xlink:href="./Object 58" xlink:type="simple" xlink:show="embed" xlink:actuate="onLoad"/><draw:image xlink:href="./ObjectReplacements/Object 58" xlink:type="simple" xlink:show="embed" xlink:actuate="onLoad"/><svg:desc>формула</svg:desc></draw:frame></text:span><text:span text:style-name="T29">​. Таким образом, общее количество главных максимумов </text:span><text:span text:style-name="T32">равно </text:span><text:span text:style-name="T32"><draw:frame draw:style-name="fr1" draw:name="Объект58" text:anchor-type="as-char" svg:y="-0.379cm" svg:width="1.522cm" svg:height="0.534cm" draw:z-index="68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<text:span text:style-name="T32">. Подставляем </text:span><text:span text:style-name="T32"><draw:frame draw:style-name="fr1" draw:name="Объект60" text:anchor-type="as-char" svg:y="-0.379cm" svg:width="1.505cm" svg:height="0.534cm" draw:z-index="70"><draw:object xlink:href="./Object 61" xlink:type="simple" xlink:show="embed" xlink:actuate="onLoad"/><draw:image xlink:href="./ObjectReplacements/Object 61" xlink:type="simple" xlink:show="embed" xlink:actuate="onLoad"/><svg:desc>формула</svg:desc></draw:frame></text:span><text:span text:style-name="T32"><text:s/>и получаем </text:span><text:span text:style-name="T32"><draw:frame draw:style-name="fr1" draw:name="Объект61" text:anchor-type="as-char" svg:y="-0.379cm" svg:width="4.062cm" svg:height="0.534cm" draw:z-index="71"><draw:object xlink:href="./Object 62" xlink:type="simple" xlink:show="embed" xlink:actuate="onLoad"/><draw:image xlink:href="./ObjectReplacements/Object 62" xlink:type="simple" xlink:show="embed" xlink:actuate="onLoad"/><svg:desc>формула</svg:desc></draw:frame></text:span><text:span text:style-name="T32">.</text:span></text:p>
      <text:p text:style-name="P18"><text:span text:style-name="T3"/></text:p>
      <text:p text:style-name="P18"><text:span text:style-name="T3"/></text:p>
      <text:p text:style-name="P46"><text:span text:style-name="T54">Ответ</text:span><text:span text:style-name="T52">: </text:span><text:span text:style-name="T50">За дифракционной решеткой будет видно </text:span><text:span text:style-name="Strong_20_Emphasis"><text:span text:style-name="T50">11 главных максимумов</text:span></text:span><text:span text:style-name="T53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8" number:min-decimal-places="8" number:min-integer-digits="1"/>
    </number:number-style>
    <number:number-style style:name="N115">
      <number:number number:decimal-places="9" number:min-decimal-places="9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124cm" fo:margin-right="1.29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1T21:00:01.529754928</meta:creation-date>
    <meta:generator>LibreOffice/24.2.7.2$Linux_X86_64 LibreOffice_project/420$Build-2</meta:generator>
    <dc:date>2025-03-11T18:14:31.379149282</dc:date>
    <meta:editing-duration>PT19H50M15S</meta:editing-duration>
    <meta:editing-cycles>99</meta:editing-cycles>
    <meta:print-date>2023-10-10T21:32:18.350841920</meta:print-date>
    <meta:printed-by>Файлы PDF</meta:printed-by>
    <meta:document-statistic meta:table-count="0" meta:image-count="0" meta:object-count="73" meta:page-count="6" meta:paragraph-count="63" meta:word-count="577" meta:character-count="3918" meta:non-whitespace-character-count="3363"/>
  </office:meta>
</office:document-meta>
</file>

<file path=Object 1/content.xml><?xml version="1.0" encoding="utf-8"?>
<math xmlns="http://www.w3.org/1998/Math/MathML" display="block">
  <semantics>
    <mi>E</mi>
    <annotation encoding="StarMath 5.0">E</annotation>
  </semantics>
</math>
</file>

<file path=Object 10/content.xml><?xml version="1.0" encoding="utf-8"?>
<math xmlns="http://www.w3.org/1998/Math/MathML" display="block">
  <semantics>
    <mrow>
      <mi>a</mi>
      <mrow>
        <mspace width="0.5em"/>
        <mo stretchy="false">=</mo>
        <mspace width="0.5em"/>
      </mrow>
      <mrow>
        <mfrac>
          <mi mathvariant="italic">dv</mi>
          <mi mathvariant="italic">dx</mi>
        </mfrac>
        <mo stretchy="false">⋅</mo>
        <mi>v</mi>
      </mrow>
      <mrow>
        <mspace width="0.5em"/>
        <mo stretchy="false">=</mo>
        <mrow>
          <mspace width="0.5em"/>
          <mo stretchy="false">−</mo>
          <mrow>
            <mfrac>
              <mi mathvariant="italic">Bx</mi>
              <msqrt>
                <mrow>
                  <mi>A</mi>
                  <mo stretchy="false">−</mo>
                  <msup>
                    <mi mathvariant="italic">Bx</mi>
                    <mn>2</mn>
                  </msup>
                </mrow>
              </msqrt>
            </mfrac>
            <mo stretchy="false">⋅</mo>
            <msqrt>
              <mrow>
                <mi>A</mi>
                <mo stretchy="false">−</mo>
                <msup>
                  <mi mathvariant="italic">Bx</mi>
                  <mn>2</mn>
                </msup>
              </mrow>
            </msqrt>
          </mrow>
        </mrow>
      </mrow>
      <mrow>
        <mspace width="0.5em"/>
        <mo stretchy="false">=</mo>
        <mrow>
          <mspace width="0.5em"/>
          <mo stretchy="false">−</mo>
          <mi mathvariant="italic">Bx</mi>
        </mrow>
      </mrow>
    </mrow>
    <annotation encoding="StarMath 5.0">a `=` {frac dv dx} cdot v `=` -{frac {Bx} {sqrt {A - Bx^2}}} cdot sqrt {A - Bx^2} `=` -Bx</annotation>
  </semantics>
</math>
</file>

<file path=Object 11/content.xml><?xml version="1.0" encoding="utf-8"?>
<math xmlns="http://www.w3.org/1998/Math/MathML" display="block">
  <semantics>
    <mrow>
      <mi>F</mi>
      <mrow>
        <mspace width="0.5em"/>
        <mo stretchy="false">=</mo>
        <mrow>
          <mspace width="0.5em"/>
          <mo stretchy="false">−</mo>
          <mi mathvariant="italic">kx</mi>
        </mrow>
      </mrow>
    </mrow>
    <annotation encoding="StarMath 5.0">F `=` -kx</annotation>
  </semantics>
</math>
</file>

<file path=Object 112/content.xml><?xml version="1.0" encoding="utf-8"?>
<math xmlns="http://www.w3.org/1998/Math/MathML" display="block">
  <semantics>
    <mrow>
      <mfrac>
        <mn>1</mn>
        <mrow>
          <mn>5</mn>
          <mo stretchy="false">+</mo>
          <mi>N</mi>
        </mrow>
      </mfrac>
      <mrow>
        <mspace width="0.5em"/>
        <mo stretchy="false">=</mo>
        <mspace width="0.5em"/>
      </mrow>
      <mfrac>
        <mrow>
          <mo stretchy="false">±</mo>
          <mn>3</mn>
        </mrow>
        <mrow>
          <mn>5</mn>
          <mrow>
            <mi>N</mi>
            <mo stretchy="false">+</mo>
            <mn>1</mn>
          </mrow>
        </mrow>
      </mfrac>
      <mspace width="1.5em"/>
      <mo stretchy="false">⇒</mo>
      <mspace width="1.5em"/>
      <mn>5</mn>
      <mrow>
        <mi>N</mi>
        <mo stretchy="false">+</mo>
        <mn>1</mn>
      </mrow>
      <mrow>
        <mspace width="0.5em"/>
        <mo stretchy="false">=</mo>
        <mrow>
          <mspace width="0.5em"/>
          <mo stretchy="false">±</mo>
          <mrow>
            <mn>3</mn>
            <mo stretchy="false">⋅</mo>
            <mrow>
              <mo fence="true" form="prefix" stretchy="false">(</mo>
              <mrow>
                <mrow>
                  <mn>5</mn>
                  <mo stretchy="false">+</mo>
                  <mi>N</mi>
                </mrow>
              </mrow>
              <mo fence="true" form="postfix" stretchy="false">)</mo>
            </mrow>
          </mrow>
        </mrow>
      </mrow>
    </mrow>
    <annotation encoding="StarMath 5.0">frac 1 {5 + N} `=` frac +-3 {5N + 1} ``` drarrow``` 5N + 1 `=` +-3 cdot (5 + N)</annotation>
  </semantics>
</math>
</file>

<file path=Object 115/content.xml><?xml version="1.0" encoding="utf-8"?>
<math xmlns="http://www.w3.org/1998/Math/MathML" display="block">
  <semantics>
    <mrow>
      <mi>d</mi>
      <mi>sin</mi>
      <mi>θ</mi>
      <mrow>
        <mspace width="0.5em"/>
        <mo stretchy="false">=</mo>
        <mspace width="0.5em"/>
      </mrow>
      <mi>m</mi>
      <mi>λ</mi>
    </mrow>
    <annotation encoding="StarMath 5.0">d sin %theta `=` m %lambda</annotation>
  </semantics>
</math>
</file>

<file path=Object 12/content.xml><?xml version="1.0" encoding="utf-8"?>
<math xmlns="http://www.w3.org/1998/Math/MathML" display="block">
  <semantics>
    <mrow>
      <mi>k</mi>
      <mrow>
        <mspace width="0.5em"/>
        <mo stretchy="false">=</mo>
        <mspace width="0.5em"/>
      </mrow>
      <mi mathvariant="italic">Bm</mi>
    </mrow>
    <annotation encoding="StarMath 5.0">k `=` Bm</annotation>
  </semantics>
</math>
</file>

<file path=Object 120/content.xml><?xml version="1.0" encoding="utf-8"?>
<math xmlns="http://www.w3.org/1998/Math/MathML" display="block">
  <semantics>
    <mrow>
      <mn>5</mn>
      <mrow>
        <mi>N</mi>
        <mo stretchy="false">+</mo>
        <mn>1</mn>
      </mrow>
      <mrow>
        <mspace width="0.5em"/>
        <mo stretchy="false">=</mo>
        <mspace width="0.5em"/>
      </mrow>
      <mrow>
        <mn>15</mn>
        <mo stretchy="false">+</mo>
        <mn>3</mn>
      </mrow>
      <mi>N</mi>
    </mrow>
    <annotation encoding="StarMath 5.0">5N + 1 `=` 15 + 3N</annotation>
  </semantics>
</math>
</file>

<file path=Object 121/content.xml><?xml version="1.0" encoding="utf-8"?>
<math xmlns="http://www.w3.org/1998/Math/MathML" display="block">
  <semantics>
    <mrow>
      <mn>5</mn>
      <mrow>
        <mi>N</mi>
        <mo stretchy="false">+</mo>
        <mn>1</mn>
      </mrow>
      <mrow>
        <mspace width="0.5em"/>
        <mo stretchy="false">=</mo>
        <mrow>
          <mspace width="0.5em"/>
          <mo stretchy="false">−</mo>
          <mn>15</mn>
          <mo stretchy="false">−</mo>
          <mn>3</mn>
        </mrow>
      </mrow>
      <mi>N</mi>
    </mrow>
    <annotation encoding="StarMath 5.0">5N + 1 `=` -15 -3N</annotation>
  </semantics>
</math>
</file>

<file path=Object 122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n>7</mn>
    </mrow>
    <annotation encoding="StarMath 5.0">N `=` 7</annotation>
  </semantics>
</math>
</file>

<file path=Object 123/content.xml><?xml version="1.0" encoding="utf-8"?>
<math xmlns="http://www.w3.org/1998/Math/MathML" display="block">
  <semantics>
    <mrow>
      <mi>N</mi>
      <mrow>
        <mspace width="0.5em"/>
        <mo stretchy="false">=</mo>
        <mrow>
          <mspace width="0.5em"/>
          <mo stretchy="false">−</mo>
          <mn>2</mn>
        </mrow>
      </mrow>
    </mrow>
    <annotation encoding="StarMath 5.0">N `=` -2</annotation>
  </semantics>
</math>
</file>

<file path=Object 13/content.xml><?xml version="1.0" encoding="utf-8"?>
<math xmlns="http://www.w3.org/1998/Math/MathML" display="block">
  <semantics>
    <mrow>
      <mi>T</mi>
      <mrow>
        <mspace width="0.5em"/>
        <mo stretchy="false">=</mo>
        <mspace width="0.5em"/>
      </mrow>
      <mn>2</mn>
      <mi>π</mi>
      <msqrt>
        <mfrac>
          <mi>m</mi>
          <mi>k</mi>
        </mfrac>
      </msqrt>
    </mrow>
    <annotation encoding="StarMath 5.0">T `=` 2 %pi sqrt {frac m k}</annotation>
  </semantics>
</math>
</file>

<file path=Object 14/content.xml><?xml version="1.0" encoding="utf-8"?>
<math xmlns="http://www.w3.org/1998/Math/MathML" display="block">
  <semantics>
    <mrow>
      <msub>
        <mi>r</mi>
        <mn>2</mn>
      </msub>
      <mrow>
        <mspace width="0.5em"/>
        <mo stretchy="false">=</mo>
        <mspace width="0.5em"/>
      </mrow>
      <mi>e</mi>
      <mrow>
        <mspace width="0.5em"/>
        <mo stretchy="false">=</mo>
        <mspace width="0.5em"/>
      </mrow>
      <mn>2</mn>
      <mn>,72</mn>
      <mi>м</mi>
    </mrow>
    <annotation encoding="StarMath 5.0">r_2 `=` e `=` 2,72 м</annotation>
  </semantics>
</math>
</file>

<file path=Object 15/content.xml><?xml version="1.0" encoding="utf-8"?>
<math xmlns="http://www.w3.org/1998/Math/MathML" display="block">
  <semantics>
    <mrow>
      <mfrac>
        <mn>1</mn>
        <mrow>
          <mn>4</mn>
          <mi>π</mi>
          <msub>
            <mi>ϵ</mi>
            <mn>0</mn>
          </msub>
        </mrow>
      </mfrac>
      <mrow>
        <mspace width="0.5em"/>
        <mo stretchy="false">=</mo>
        <mspace width="0.5em"/>
      </mrow>
      <mrow>
        <mn>9</mn>
        <mo stretchy="false">⋅</mo>
        <msup>
          <mn>10</mn>
          <mn>9</mn>
        </msup>
      </mrow>
      <mrow>
        <mi>Ф</mi>
        <mo stretchy="false">/</mo>
        <mi>м</mi>
      </mrow>
    </mrow>
    <annotation encoding="StarMath 5.0">frac 1 {4 %pi %epsilon_0} `=` 9 cdot 10^9 Ф/м</annotation>
  </semantics>
</math>
</file>

<file path=Object 16/content.xml><?xml version="1.0" encoding="utf-8"?>
<math xmlns="http://www.w3.org/1998/Math/MathML" display="block">
  <semantics>
    <mrow>
      <msub>
        <mi>P</mi>
        <mi mathvariant="italic">посл</mi>
      </msub>
      <mrow>
        <mspace width="0.5em"/>
        <mo stretchy="false">=</mo>
        <mspace width="0.5em"/>
      </mrow>
      <mrow>
        <msubsup>
          <mi>I</mi>
          <mi mathvariant="italic">посл</mi>
          <mn>2</mn>
        </msubsup>
        <mo stretchy="false">⋅</mo>
        <mi>R</mi>
      </mrow>
      <mrow>
        <mspace width="0.5em"/>
        <mo stretchy="false">=</mo>
        <mspace width="0.5em"/>
      </mrow>
      <mrow>
        <msup>
          <mrow>
            <mo fence="true" form="prefix" stretchy="true">(</mo>
            <mrow>
              <mfrac>
                <mrow>
                  <mi>N</mi>
                  <mo stretchy="false">⋅</mo>
                  <mi>E</mi>
                </mrow>
                <mrow>
                  <mn>5</mn>
                  <mo stretchy="false">+</mo>
                  <mi>N</mi>
                </mrow>
              </mfrac>
            </mrow>
            <mo fence="true" form="postfix" stretchy="true">)</mo>
          </mrow>
          <mn>2</mn>
        </msup>
        <mo stretchy="false">⋅</mo>
        <mn>5</mn>
      </mrow>
    </mrow>
    <annotation encoding="StarMath 5.0">P_посл `=` I_посл^2 cdot R `=` left ( frac {N cdot E} {5 + N} right )^2 cdot 5</annotation>
  </semantics>
</math>
</file>

<file path=Object 17/content.xml><?xml version="1.0" encoding="utf-8"?>
<math xmlns="http://www.w3.org/1998/Math/MathML" display="block">
  <semantics>
    <mrow>
      <mi>k</mi>
      <mrow>
        <mspace width="0.5em"/>
        <mo stretchy="false">=</mo>
        <mspace width="0.5em"/>
      </mrow>
      <mi mathvariant="italic">Bm</mi>
    </mrow>
    <annotation encoding="StarMath 5.0">k `=` Bm</annotation>
  </semantics>
</math>
</file>

<file path=Object 18/content.xml><?xml version="1.0" encoding="utf-8"?>
<math xmlns="http://www.w3.org/1998/Math/MathML" display="block">
  <semantics>
    <mrow>
      <mi>T</mi>
      <mrow>
        <mspace width="0.5em"/>
        <mo stretchy="false">=</mo>
        <mspace width="0.5em"/>
      </mrow>
      <mn>2</mn>
      <mi>π</mi>
      <msqrt>
        <mfrac>
          <mi>m</mi>
          <mi>k</mi>
        </mfrac>
      </msqrt>
      <mrow>
        <mspace width="0.5em"/>
        <mo stretchy="false">=</mo>
        <mspace width="0.5em"/>
      </mrow>
      <mn>2</mn>
      <mi>π</mi>
      <msqrt>
        <mfrac>
          <mi>m</mi>
          <mi mathvariant="italic">Bm</mi>
        </mfrac>
      </msqrt>
      <mrow>
        <mspace width="0.5em"/>
        <mo stretchy="false">=</mo>
        <mspace width="0.5em"/>
      </mrow>
      <mn>2</mn>
      <mi>π</mi>
      <msqrt>
        <mfrac>
          <mn>1</mn>
          <mi>B</mi>
        </mfrac>
      </msqrt>
    </mrow>
    <annotation encoding="StarMath 5.0">T `=` 2 %pi sqrt {frac m k} `=` 2 %pi sqrt {frac m Bm} `=` 2 %pi sqrt {frac 1 B}</annotation>
  </semantics>
</math>
</file>

<file path=Object 19/content.xml><?xml version="1.0" encoding="utf-8"?>
<math xmlns="http://www.w3.org/1998/Math/MathML" display="block">
  <semantics>
    <mrow>
      <mi>T</mi>
      <mrow>
        <mspace width="0.5em"/>
        <mo stretchy="false">=</mo>
        <mspace width="0.5em"/>
      </mrow>
      <mn>2</mn>
      <mi>π</mi>
      <msqrt>
        <mfrac>
          <mn>1</mn>
          <mi>B</mi>
        </mfrac>
      </msqrt>
      <mrow>
        <mspace width="0.5em"/>
        <mo stretchy="false">=</mo>
        <mspace width="0.5em"/>
      </mrow>
      <mn>2</mn>
      <mi>π</mi>
      <msqrt>
        <mfrac>
          <mn>1</mn>
          <mn>100</mn>
        </mfrac>
      </msqrt>
      <mrow>
        <mspace width="0.5em"/>
        <mo stretchy="false">=</mo>
        <mspace width="0.5em"/>
      </mrow>
      <mn>2</mn>
      <mi>π</mi>
      <mfrac>
        <mn>1</mn>
        <mn>10</mn>
      </mfrac>
      <mrow>
        <mspace width="0.5em"/>
        <mo stretchy="false">=</mo>
        <mspace width="0.5em"/>
      </mrow>
      <mfrac>
        <mi>π</mi>
        <mn>5</mn>
      </mfrac>
    </mrow>
    <annotation encoding="StarMath 5.0">T `=` 2 %pi sqrt {frac 1 B} `=` 2 %pi sqrt {frac 1 100} `=` 2 %pi frac 1 10  `=` frac %pi 5</annotation>
  </semantics>
</math>
</file>

<file path=Object 2/content.xml><?xml version="1.0" encoding="utf-8"?>
<math xmlns="http://www.w3.org/1998/Math/MathML" display="block">
  <semantics>
    <mrow>
      <msub>
        <mi>E</mi>
        <mi mathvariant="italic">посл</mi>
      </msub>
      <mrow>
        <mspace width="0.5em"/>
        <mo stretchy="false">=</mo>
        <mspace width="0.5em"/>
      </mrow>
      <mrow>
        <mi>N</mi>
        <mo stretchy="false">⋅</mo>
        <mi>E</mi>
      </mrow>
    </mrow>
    <annotation encoding="StarMath 5.0">E_посл `=` N cdot E</annotation>
  </semantics>
</math>
</file>

<file path=Object 20/content.xml><?xml version="1.0" encoding="utf-8"?>
<math xmlns="http://www.w3.org/1998/Math/MathML" display="block">
  <semantics>
    <mrow>
      <mi>a</mi>
      <mrow>
        <mspace width="0.5em"/>
        <mo stretchy="false">=</mo>
        <mrow>
          <mspace width="0.5em"/>
          <mo stretchy="false">−</mo>
          <msup>
            <mi>ω</mi>
            <mn>2</mn>
          </msup>
        </mrow>
      </mrow>
      <mi>x</mi>
    </mrow>
    <annotation encoding="StarMath 5.0">a `=` -{%omega}^2 x</annotation>
  </semantics>
</math>
</file>

<file path=Object 21/content.xml><?xml version="1.0" encoding="utf-8"?>
<math xmlns="http://www.w3.org/1998/Math/MathML" display="block">
  <semantics>
    <mrow>
      <mi>ω</mi>
      <mrow>
        <mspace width="0.5em"/>
        <mo stretchy="false">=</mo>
        <mspace width="0.5em"/>
      </mrow>
      <msqrt>
        <mi>B</mi>
      </msqrt>
    </mrow>
    <annotation encoding="StarMath 5.0">%omega `=` sqrt B</annotation>
  </semantics>
</math>
</file>

<file path=Object 22/content.xml><?xml version="1.0" encoding="utf-8"?>
<math xmlns="http://www.w3.org/1998/Math/MathML" display="block">
  <semantics>
    <mrow>
      <mi>v</mi>
      <mrow>
        <mspace width="0.5em"/>
        <mo stretchy="false">=</mo>
        <mspace width="0.5em"/>
      </mrow>
      <msup>
        <mrow>
          <mo fence="true" form="prefix" stretchy="false">(</mo>
          <mrow>
            <mrow>
              <mi>A</mi>
              <mo stretchy="false">−</mo>
              <msup>
                <mi mathvariant="italic">Bx</mi>
                <mn>2</mn>
              </msup>
            </mrow>
          </mrow>
          <mo fence="true" form="postfix" stretchy="false">)</mo>
        </mrow>
        <mrow>
          <mn>1</mn>
          <mo stretchy="false">/</mo>
          <mn>2</mn>
        </mrow>
      </msup>
    </mrow>
    <annotation encoding="StarMath 5.0">v `=` (A - Bx^2)^{1/2}</annotation>
  </semantics>
</math>
</file>

<file path=Object 23/content.xml><?xml version="1.0" encoding="utf-8"?>
<math xmlns="http://www.w3.org/1998/Math/MathML" display="block">
  <semantics>
    <mrow>
      <mi>B</mi>
      <mrow>
        <mspace width="0.5em"/>
        <mo stretchy="false">=</mo>
        <mspace width="0.5em"/>
      </mrow>
      <mn>100</mn>
      <msup>
        <mi>с</mi>
        <mn>2</mn>
      </msup>
    </mrow>
    <annotation encoding="StarMath 5.0">B`=`100 с^2</annotation>
  </semantics>
</math>
</file>

<file path=Object 24/content.xml><?xml version="1.0" encoding="utf-8"?>
<math xmlns="http://www.w3.org/1998/Math/MathML" display="block">
  <semantics>
    <mrow>
      <mi>A</mi>
      <mrow>
        <mspace width="0.5em"/>
        <mo stretchy="false">=</mo>
        <mspace width="0.5em"/>
      </mrow>
      <mn>136</mn>
      <mrow>
        <msup>
          <mi>м</mi>
          <mn>2</mn>
        </msup>
        <mo stretchy="false">/</mo>
        <msup>
          <mi>с</mi>
          <mn>2</mn>
        </msup>
      </mrow>
    </mrow>
    <annotation encoding="StarMath 5.0">A`=`136 м^2/с^2</annotation>
  </semantics>
</math>
</file>

<file path=Object 25/content.xml><?xml version="1.0" encoding="utf-8"?>
<math xmlns="http://www.w3.org/1998/Math/MathML" display="block">
  <semantics>
    <mrow>
      <msub>
        <mi>P</mi>
        <mi mathvariant="italic">пар</mi>
      </msub>
      <mrow>
        <mspace width="0.5em"/>
        <mo stretchy="false">=</mo>
        <mspace width="0.5em"/>
      </mrow>
      <mrow>
        <msubsup>
          <mi>I</mi>
          <mi mathvariant="italic">пар</mi>
          <mn>2</mn>
        </msubsup>
        <mo stretchy="false">⋅</mo>
        <mi>R</mi>
      </mrow>
      <mrow>
        <mspace width="0.5em"/>
        <mo stretchy="false">=</mo>
        <mspace width="0.5em"/>
      </mrow>
      <mrow>
        <msup>
          <mrow>
            <mo fence="true" form="prefix" stretchy="true">(</mo>
            <mrow>
              <mfrac>
                <mrow>
                  <mi>N</mi>
                  <mo stretchy="false">⋅</mo>
                  <mi>E</mi>
                </mrow>
                <mrow>
                  <mn>5</mn>
                  <mrow>
                    <mi>N</mi>
                    <mo stretchy="false">+</mo>
                    <mn>1</mn>
                  </mrow>
                </mrow>
              </mfrac>
            </mrow>
            <mo fence="true" form="postfix" stretchy="true">)</mo>
          </mrow>
          <mn>2</mn>
        </msup>
        <mo stretchy="false">⋅</mo>
        <mn>5</mn>
      </mrow>
    </mrow>
    <annotation encoding="StarMath 5.0">P_пар `=` I_пар^2 cdot R `=` left ( frac {N cdot E} {5N + 1} right )^2 cdot 5</annotation>
  </semantics>
</math>
</file>

<file path=Object 26/content.xml><?xml version="1.0" encoding="utf-8"?>
<math xmlns="http://www.w3.org/1998/Math/MathML" display="block">
  <semantics>
    <mrow>
      <msub>
        <mi>E</mi>
        <mi mathvariant="italic">пар</mi>
      </msub>
      <mrow>
        <mspace width="0.5em"/>
        <mo stretchy="false">=</mo>
        <mspace width="0.5em"/>
      </mrow>
      <mi>E</mi>
    </mrow>
    <annotation encoding="StarMath 5.0">E_пар `=` E</annotation>
  </semantics>
</math>
</file>

<file path=Object 27/content.xml><?xml version="1.0" encoding="utf-8"?>
<math xmlns="http://www.w3.org/1998/Math/MathML" display="block">
  <semantics>
    <mrow>
      <mi>T</mi>
      <mrow>
        <mspace width="0.5em"/>
        <mo stretchy="false">=</mo>
        <mspace width="0.5em"/>
      </mrow>
      <mfrac>
        <mi>π</mi>
        <mn>5</mn>
      </mfrac>
    </mrow>
    <annotation encoding="StarMath 5.0">T `=` frac %pi 5</annotation>
  </semantics>
</math>
</file>

<file path=Object 28/content.xml><?xml version="1.0" encoding="utf-8"?>
<math xmlns="http://www.w3.org/1998/Math/MathML" display="block">
  <semantics>
    <mrow>
      <mfrac>
        <mrow>
          <mo stretchy="false">∂</mo>
          <mi>S</mi>
        </mrow>
        <mrow>
          <mo stretchy="false">∂</mo>
          <mi>T</mi>
        </mrow>
      </mfrac>
      <mrow>
        <mspace width="0.5em"/>
        <mo stretchy="false">=</mo>
        <mspace width="0.5em"/>
      </mrow>
      <mfrac>
        <mo stretchy="false">∂</mo>
        <mrow>
          <mo stretchy="false">∂</mo>
          <mi>T</mi>
        </mrow>
      </mfrac>
      <mrow>
        <mo fence="true" form="prefix" stretchy="false">(</mo>
        <mrow>
          <mrow>
            <msup>
              <mi mathvariant="italic">bT</mi>
              <mn>5</mn>
            </msup>
            <mo stretchy="false">+</mo>
            <mi mathvariant="italic">const</mi>
          </mrow>
        </mrow>
        <mo fence="true" form="postfix" stretchy="false">)</mo>
      </mrow>
      <mrow>
        <mspace width="0.5em"/>
        <mo stretchy="false">=</mo>
        <mspace width="0.5em"/>
      </mrow>
      <mn>5</mn>
      <msup>
        <mi mathvariant="italic">bT</mi>
        <mn>4</mn>
      </msup>
    </mrow>
    <annotation encoding="StarMath 5.0">frac { partial S} {partial T} `=` {frac { partial} {partial T}} (bT^5 + const) `=` 5bT^4</annotation>
  </semantics>
</math>
</file>

<file path=Object 29/content.xml><?xml version="1.0" encoding="utf-8"?>
<math xmlns="http://www.w3.org/1998/Math/MathML" display="block">
  <semantics>
    <mrow>
      <mi>С</mi>
      <mrow>
        <mspace width="0.5em"/>
        <mo stretchy="false">=</mo>
        <mspace width="0.5em"/>
      </mrow>
      <mrow>
        <mi>T</mi>
        <mo stretchy="false">⋅</mo>
        <mrow>
          <mo fence="true" form="prefix" stretchy="true">(</mo>
          <mrow>
            <mfrac>
              <mrow>
                <mo stretchy="false">∂</mo>
                <mi>S</mi>
              </mrow>
              <mrow>
                <mo stretchy="false">∂</mo>
                <mi>T</mi>
              </mrow>
            </mfrac>
          </mrow>
          <mo fence="true" form="postfix" stretchy="true">)</mo>
        </mrow>
      </mrow>
      <mrow>
        <mspace width="0.5em"/>
        <mo stretchy="false">=</mo>
        <mspace width="0.5em"/>
      </mrow>
      <mrow>
        <mi>T</mi>
        <mo stretchy="false">⋅</mo>
        <mn>5</mn>
      </mrow>
      <msup>
        <mi mathvariant="italic">bT</mi>
        <mn>4</mn>
      </msup>
      <mrow>
        <mspace width="0.5em"/>
        <mo stretchy="false">=</mo>
        <mspace width="0.5em"/>
      </mrow>
      <mn>5</mn>
      <msup>
        <mi mathvariant="italic">bT</mi>
        <mn>5</mn>
      </msup>
    </mrow>
    <annotation encoding="StarMath 5.0">С `=` T cdot left ( frac { partial S} {partial T} right ) `=`  T cdot 5bT^4 `=` 5bT^5</annotation>
  </semantics>
</math>
</file>

<file path=Object 3/content.xml><?xml version="1.0" encoding="utf-8"?>
<math xmlns="http://www.w3.org/1998/Math/MathML" display="block">
  <semantics>
    <mrow>
      <msub>
        <mi>I</mi>
        <mi mathvariant="italic">посл</mi>
      </msub>
      <mrow>
        <mspace width="0.5em"/>
        <mo stretchy="false">=</mo>
        <mspace width="0.5em"/>
      </mrow>
      <mfrac>
        <msub>
          <mi>E</mi>
          <mi mathvariant="italic">посл</mi>
        </msub>
        <mrow>
          <mi>R</mi>
          <mo stretchy="false">+</mo>
          <msub>
            <mi>r</mi>
            <mi mathvariant="italic">посл</mi>
          </msub>
        </mrow>
      </mfrac>
      <mrow>
        <mspace width="0.5em"/>
        <mo stretchy="false">=</mo>
        <mspace width="0.5em"/>
      </mrow>
      <mfrac>
        <mrow>
          <mi>N</mi>
          <mo stretchy="false">⋅</mo>
          <mi>E</mi>
        </mrow>
        <mrow>
          <mn>5</mn>
          <mo stretchy="false">+</mo>
          <mi>N</mi>
        </mrow>
      </mfrac>
    </mrow>
    <annotation encoding="StarMath 5.0">I_посл `=` frac {E_посл} {R + r_посл} `=` frac {N cdot E} {5 + N}</annotation>
  </semantics>
</math>
</file>

<file path=Object 30/content.xml><?xml version="1.0" encoding="utf-8"?>
<math xmlns="http://www.w3.org/1998/Math/MathML" display="block">
  <semantics>
    <mrow>
      <mi>F</mi>
      <mrow>
        <mspace width="0.5em"/>
        <mo stretchy="false">=</mo>
        <mspace width="0.5em"/>
      </mrow>
      <mi mathvariant="italic">ma</mi>
      <mrow>
        <mspace width="0.5em"/>
        <mo stretchy="false">=</mo>
        <mrow>
          <mspace width="0.5em"/>
          <mo stretchy="false">−</mo>
          <mi mathvariant="italic">Bmx</mi>
        </mrow>
      </mrow>
    </mrow>
    <annotation encoding="StarMath 5.0">F `=` ma `=` -Bmx</annotation>
  </semantics>
</math>
</file>

<file path=Object 32/content.xml><?xml version="1.0" encoding="utf-8"?>
<math xmlns="http://www.w3.org/1998/Math/MathML" display="block">
  <semantics>
    <mrow>
      <mi>C</mi>
      <mrow>
        <mspace width="0.5em"/>
        <mo stretchy="false">=</mo>
        <mspace width="0.5em"/>
      </mrow>
      <mrow>
        <mn>5</mn>
        <mo stretchy="false">⋅</mo>
        <mrow>
          <mo fence="true" form="prefix" stretchy="false">(</mo>
          <mrow>
            <mrow>
              <mrow>
                <mn>2</mn>
                <mo stretchy="false">⋅</mo>
                <msup>
                  <mn>10</mn>
                  <mrow>
                    <mo stretchy="false">−</mo>
                    <mn>10</mn>
                  </mrow>
                </msup>
              </mrow>
              <mrow>
                <mi mathvariant="italic">Дж</mi>
                <mo stretchy="false">/</mo>
                <msup>
                  <mi>К</mi>
                  <mn>6</mn>
                </msup>
              </mrow>
            </mrow>
          </mrow>
          <mo fence="true" form="postfix" stretchy="false">)</mo>
        </mrow>
        <mo stretchy="false">⋅</mo>
        <msup>
          <mrow>
            <mo fence="true" form="prefix" stretchy="false">(</mo>
            <mrow>
              <mrow>
                <mn>200</mn>
                <mi>К</mi>
              </mrow>
            </mrow>
            <mo fence="true" form="postfix" stretchy="false">)</mo>
          </mrow>
          <mn>5</mn>
        </msup>
      </mrow>
      <mrow>
        <mspace width="0.5em"/>
        <mo stretchy="false">=</mo>
        <mspace width="0.5em"/>
      </mrow>
      <mrow>
        <mn>5</mn>
        <mo stretchy="false">⋅</mo>
        <mrow>
          <mo fence="true" form="prefix" stretchy="false">(</mo>
          <mrow>
            <mrow>
              <mrow>
                <mn>2</mn>
                <mo stretchy="false">⋅</mo>
                <msup>
                  <mn>10</mn>
                  <mrow>
                    <mo stretchy="false">−</mo>
                    <mn>10</mn>
                  </mrow>
                </msup>
              </mrow>
              <mrow>
                <mi mathvariant="italic">Дж</mi>
                <mo stretchy="false">/</mo>
                <msup>
                  <mi>К</mi>
                  <mn>6</mn>
                </msup>
              </mrow>
            </mrow>
          </mrow>
          <mo fence="true" form="postfix" stretchy="false">)</mo>
        </mrow>
        <mo stretchy="false">⋅</mo>
        <mn>32</mn>
        <mo stretchy="false">⋅</mo>
        <msup>
          <mn>10</mn>
          <mn>10</mn>
        </msup>
      </mrow>
      <msup>
        <mi>К</mi>
        <mn>5</mn>
      </msup>
      <mrow>
        <mspace width="0.5em"/>
        <mo stretchy="false">=</mo>
        <mspace width="0.5em"/>
      </mrow>
      <mn>320</mn>
      <mrow>
        <mi mathvariant="italic">Дж</mi>
        <mo stretchy="false">/</mo>
        <mi>К</mi>
      </mrow>
    </mrow>
    <annotation encoding="StarMath 5.0">C `=` 5 cdot (2 cdot 10^{-10} Дж/К^6) cdot (200 К)^5 `=` 5 cdot (2 cdot 10^{-10} Дж/К^6) cdot 32 cdot 10^10 К^5 `=` 320 Дж/К</annotation>
  </semantics>
</math>
</file>

<file path=Object 33/content.xml><?xml version="1.0" encoding="utf-8"?>
<math xmlns="http://www.w3.org/1998/Math/MathML" display="block">
  <semantics>
    <mrow>
      <mi>C</mi>
      <mrow>
        <mspace width="0.5em"/>
        <mo stretchy="false">=</mo>
        <mspace width="0.5em"/>
      </mrow>
      <mn>320</mn>
      <mrow>
        <mi mathvariant="italic">Дж</mi>
        <mo stretchy="false">/</mo>
        <mi>К</mi>
      </mrow>
    </mrow>
    <annotation encoding="StarMath 5.0">C `=` 320 Дж/К</annotation>
  </semantics>
</math>
</file>

<file path=Object 34/content.xml><?xml version="1.0" encoding="utf-8"?>
<math xmlns="http://www.w3.org/1998/Math/MathML" display="block">
  <semantics>
    <mrow>
      <mi>φ</mi>
      <mrow>
        <mo fence="true" form="prefix" stretchy="false">(</mo>
        <mrow>
          <mi>r</mi>
        </mrow>
        <mo fence="true" form="postfix" stretchy="false">)</mo>
      </mrow>
      <mrow>
        <mspace width="0.5em"/>
        <mo stretchy="false">=</mo>
        <mrow>
          <mspace width="0.5em"/>
          <mo stretchy="false">−</mo>
          <mfrac>
            <mi>ρ</mi>
            <mrow>
              <mn>2</mn>
              <mi>π</mi>
              <msub>
                <mi>ϵ</mi>
                <mn>0</mn>
              </msub>
            </mrow>
          </mfrac>
        </mrow>
      </mrow>
      <mi>ln</mi>
      <mrow>
        <mrow>
          <mo fence="true" form="prefix" stretchy="false">(</mo>
          <mrow>
            <mi>r</mi>
          </mrow>
          <mo fence="true" form="postfix" stretchy="false">)</mo>
        </mrow>
        <mo stretchy="false">+</mo>
        <mi>C</mi>
      </mrow>
    </mrow>
    <annotation encoding="StarMath 5.0">%varphi (r) `=` - {frac %rho {2 %pi %epsilon_0}} ln(r) + C</annotation>
  </semantics>
</math>
</file>

<file path=Object 35/content.xml><?xml version="1.0" encoding="utf-8"?>
<math xmlns="http://www.w3.org/1998/Math/MathML" display="block">
  <semantics>
    <mrow>
      <mfrac>
        <mn>1</mn>
        <mrow>
          <mn>4</mn>
          <mi>π</mi>
          <msub>
            <mi>ϵ</mi>
            <mn>0</mn>
          </msub>
        </mrow>
      </mfrac>
      <mrow>
        <mspace width="0.5em"/>
        <mo stretchy="false">=</mo>
        <mspace width="0.5em"/>
      </mrow>
      <mrow>
        <mn>9</mn>
        <mo stretchy="false">⋅</mo>
        <msup>
          <mn>10</mn>
          <mn>9</mn>
        </msup>
      </mrow>
      <mrow>
        <mi>Ф</mi>
        <mo stretchy="false">/</mo>
        <mi>м</mi>
      </mrow>
    </mrow>
    <annotation encoding="StarMath 5.0">frac 1 {4 %pi %epsilon_0} `=` 9 cdot 10^9 Ф/м</annotation>
  </semantics>
</math>
</file>

<file path=Object 36/content.xml><?xml version="1.0" encoding="utf-8"?>
<math xmlns="http://www.w3.org/1998/Math/MathML" display="block">
  <semantics>
    <mrow>
      <mfrac>
        <mn>1</mn>
        <mrow>
          <mn>2</mn>
          <mi>π</mi>
          <msub>
            <mi>ϵ</mi>
            <mn>0</mn>
          </msub>
        </mrow>
      </mfrac>
      <mrow>
        <mspace width="0.5em"/>
        <mo stretchy="false">=</mo>
        <mspace width="0.5em"/>
      </mrow>
      <mn>2</mn>
      <mfrac>
        <mn>1</mn>
        <mrow>
          <mn>4</mn>
          <mi>π</mi>
          <msub>
            <mi>ϵ</mi>
            <mn>0</mn>
          </msub>
        </mrow>
      </mfrac>
      <mrow>
        <mspace width="0.5em"/>
        <mo stretchy="false">=</mo>
        <mspace width="0.5em"/>
      </mrow>
      <mrow>
        <mn>18</mn>
        <mo stretchy="false">⋅</mo>
        <msup>
          <mn>10</mn>
          <mn>9</mn>
        </msup>
      </mrow>
      <mrow>
        <mi>Ф</mi>
        <mo stretchy="false">/</mo>
        <mi>м</mi>
      </mrow>
    </mrow>
    <annotation encoding="StarMath 5.0">frac 1 {2 %pi %epsilon_0} `=` 2 frac 1 {4 %pi %epsilon_0} `=` 18 cdot 10^9 Ф/м</annotation>
  </semantics>
</math>
</file>

<file path=Object 37/content.xml><?xml version="1.0" encoding="utf-8"?>
<math xmlns="http://www.w3.org/1998/Math/MathML" display="block">
  <semantics>
    <mrow>
      <msub>
        <mi>r</mi>
        <mn>1</mn>
      </msub>
      <mrow>
        <mspace width="0.5em"/>
        <mo stretchy="false">=</mo>
        <mspace width="0.5em"/>
      </mrow>
      <mn>1</mn>
      <mi>м</mi>
    </mrow>
    <annotation encoding="StarMath 5.0">r_1 `=` 1 м</annotation>
  </semantics>
</math>
</file>

<file path=Object 38/content.xml><?xml version="1.0" encoding="utf-8"?>
<math xmlns="http://www.w3.org/1998/Math/MathML" display="block">
  <semantics>
    <mrow>
      <msub>
        <mi>φ</mi>
        <mn>1</mn>
      </msub>
      <mrow>
        <mspace width="0.5em"/>
        <mo stretchy="false">=</mo>
        <mspace width="0.5em"/>
      </mrow>
      <mn>20</mn>
      <mi>В</mi>
    </mrow>
    <annotation encoding="StarMath 5.0">%varphi_1 `=` 20 В </annotation>
  </semantics>
</math>
</file>

<file path=Object 39/content.xml><?xml version="1.0" encoding="utf-8"?>
<math xmlns="http://www.w3.org/1998/Math/MathML" display="block">
  <semantics>
    <mrow>
      <msub>
        <mi>φ</mi>
        <mn>1</mn>
      </msub>
      <mrow>
        <mspace width="0.5em"/>
        <mo stretchy="false">=</mo>
        <mrow>
          <mspace width="0.5em"/>
          <mo stretchy="false">−</mo>
          <mfrac>
            <mi>ρ</mi>
            <mrow>
              <mn>2</mn>
              <mi>π</mi>
              <msub>
                <mi>ϵ</mi>
                <mn>0</mn>
              </msub>
            </mrow>
          </mfrac>
        </mrow>
      </mrow>
      <mi>ln</mi>
      <mrow>
        <mrow>
          <mo fence="true" form="prefix" stretchy="false">(</mo>
          <mrow>
            <msub>
              <mi>r</mi>
              <mn>1</mn>
            </msub>
          </mrow>
          <mo fence="true" form="postfix" stretchy="false">)</mo>
        </mrow>
        <mo stretchy="false">+</mo>
        <mi>C</mi>
      </mrow>
      <mspace width="1em"/>
      <mo stretchy="false">⇒</mo>
      <mspace width="1em"/>
      <mn>20</mn>
      <mrow>
        <mspace width="0.5em"/>
        <mo stretchy="false">=</mo>
        <mrow>
          <mspace width="0.5em"/>
          <mo stretchy="false">−</mo>
          <mfrac>
            <mi>ρ</mi>
            <mrow>
              <mn>2</mn>
              <mi>π</mi>
              <msub>
                <mi>ϵ</mi>
                <mn>0</mn>
              </msub>
            </mrow>
          </mfrac>
        </mrow>
      </mrow>
      <mi>ln</mi>
      <mrow>
        <mrow>
          <mo fence="true" form="prefix" stretchy="false">(</mo>
          <mrow>
            <mn>1</mn>
          </mrow>
          <mo fence="true" form="postfix" stretchy="false">)</mo>
        </mrow>
        <mo stretchy="false">+</mo>
        <mi>C</mi>
      </mrow>
    </mrow>
    <annotation encoding="StarMath 5.0">%varphi_1 `=` - {frac %rho {2 %pi %epsilon_0}} ln(r_1) + C `` drarrow `` 20 `=` -{frac %rho {2 %pi %epsilon_0}} ln(1) + C</annotation>
  </semantics>
</math>
</file>

<file path=Object 4/content.xml><?xml version="1.0" encoding="utf-8"?>
<math xmlns="http://www.w3.org/1998/Math/MathML" display="block">
  <semantics>
    <mrow>
      <msub>
        <mi>r</mi>
        <mi mathvariant="italic">посл</mi>
      </msub>
      <mrow>
        <mspace width="0.5em"/>
        <mo stretchy="false">=</mo>
        <mspace width="0.5em"/>
      </mrow>
      <mrow>
        <mi>N</mi>
        <mo stretchy="false">⋅</mo>
        <mi>r</mi>
      </mrow>
      <mrow>
        <mspace width="0.5em"/>
        <mo stretchy="false">=</mo>
        <mspace width="0.5em"/>
      </mrow>
      <mrow>
        <mi>N</mi>
        <mo stretchy="false">⋅</mo>
        <mn>1</mn>
      </mrow>
      <mrow>
        <mspace width="0.5em"/>
        <mo stretchy="false">=</mo>
        <mspace width="0.5em"/>
      </mrow>
      <mi>N</mi>
    </mrow>
    <annotation encoding="StarMath 5.0">r_посл `=` N cdot r `=` N cdot 1 `=` N</annotation>
  </semantics>
</math>
</file>

<file path=Object 40/content.xml><?xml version="1.0" encoding="utf-8"?>
<math xmlns="http://www.w3.org/1998/Math/MathML" display="block">
  <semantics>
    <mrow>
      <mi>ln</mi>
      <mrow>
        <mo fence="true" form="prefix" stretchy="false">(</mo>
        <mrow>
          <mn>1</mn>
        </mrow>
        <mo fence="true" form="postfix" stretchy="false">)</mo>
      </mrow>
      <mrow>
        <mspace width="0.5em"/>
        <mo stretchy="false">=</mo>
        <mspace width="0.5em"/>
      </mrow>
      <mn>0</mn>
    </mrow>
    <annotation encoding="StarMath 5.0">ln(1) `=` 0</annotation>
  </semantics>
</math>
</file>

<file path=Object 41/content.xml><?xml version="1.0" encoding="utf-8"?>
<math xmlns="http://www.w3.org/1998/Math/MathML" display="block">
  <semantics>
    <mrow>
      <mi>C</mi>
      <mrow>
        <mspace width="0.5em"/>
        <mo stretchy="false">=</mo>
        <mspace width="0.5em"/>
      </mrow>
      <mn>20</mn>
      <mi>В</mi>
    </mrow>
    <annotation encoding="StarMath 5.0">C `=` 20 В </annotation>
  </semantics>
</math>
</file>

<file path=Object 42/content.xml><?xml version="1.0" encoding="utf-8"?>
<math xmlns="http://www.w3.org/1998/Math/MathML" display="block">
  <semantics>
    <mrow>
      <mi>φ</mi>
      <mrow>
        <mo fence="true" form="prefix" stretchy="false">(</mo>
        <mrow>
          <mi>r</mi>
        </mrow>
        <mo fence="true" form="postfix" stretchy="false">)</mo>
      </mrow>
      <mrow>
        <mspace width="0.5em"/>
        <mo stretchy="false">=</mo>
        <mrow>
          <mspace width="0.5em"/>
          <mo stretchy="false">−</mo>
          <mfrac>
            <mi>ρ</mi>
            <mrow>
              <mn>2</mn>
              <mi>π</mi>
              <msub>
                <mi>ϵ</mi>
                <mn>0</mn>
              </msub>
            </mrow>
          </mfrac>
        </mrow>
      </mrow>
      <mi>ln</mi>
      <mrow>
        <mrow>
          <mo fence="true" form="prefix" stretchy="false">(</mo>
          <mrow>
            <mi>r</mi>
          </mrow>
          <mo fence="true" form="postfix" stretchy="false">)</mo>
        </mrow>
        <mo stretchy="false">+</mo>
        <mn>20</mn>
      </mrow>
    </mrow>
    <annotation encoding="StarMath 5.0">%varphi (r) `=` - {frac %rho {2 %pi %epsilon_0}} ln(r) + 20</annotation>
  </semantics>
</math>
</file>

<file path=Object 43/content.xml><?xml version="1.0" encoding="utf-8"?>
<math xmlns="http://www.w3.org/1998/Math/MathML" display="block">
  <semantics>
    <mrow>
      <msub>
        <mi>r</mi>
        <mn>2</mn>
      </msub>
      <mrow>
        <mspace width="0.5em"/>
        <mo stretchy="false">=</mo>
        <mspace width="0.5em"/>
      </mrow>
      <mi>e</mi>
      <mrow>
        <mspace width="0.5em"/>
        <mo stretchy="false">=</mo>
        <mspace width="0.5em"/>
      </mrow>
      <mn>2</mn>
      <mn>,72</mn>
      <mi>м</mi>
    </mrow>
    <annotation encoding="StarMath 5.0">r_2 `=` e `=` 2,72 м</annotation>
  </semantics>
</math>
</file>

<file path=Object 44/content.xml><?xml version="1.0" encoding="utf-8"?>
<math xmlns="http://www.w3.org/1998/Math/MathML" display="block">
  <semantics>
    <mrow>
      <mi>φ</mi>
      <mrow>
        <mo fence="true" form="prefix" stretchy="false">(</mo>
        <mrow>
          <msub>
            <mi>r</mi>
            <mn>2</mn>
          </msub>
        </mrow>
        <mo fence="true" form="postfix" stretchy="false">)</mo>
      </mrow>
    </mrow>
    <annotation encoding="StarMath 5.0">%varphi (r_2)</annotation>
  </semantics>
</math>
</file>

<file path=Object 45/content.xml><?xml version="1.0" encoding="utf-8"?>
<math xmlns="http://www.w3.org/1998/Math/MathML" display="block">
  <semantics>
    <mrow>
      <mi>φ</mi>
      <mrow>
        <mo fence="true" form="prefix" stretchy="false">(</mo>
        <mrow>
          <msub>
            <mi>r</mi>
            <mn>2</mn>
          </msub>
        </mrow>
        <mo fence="true" form="postfix" stretchy="false">)</mo>
      </mrow>
      <mrow>
        <mspace width="0.5em"/>
        <mo stretchy="false">=</mo>
        <mrow>
          <mspace width="0.5em"/>
          <mo stretchy="false">−</mo>
          <mfrac>
            <mi>ρ</mi>
            <mrow>
              <mn>2</mn>
              <mi>π</mi>
              <msub>
                <mi>ϵ</mi>
                <mn>0</mn>
              </msub>
            </mrow>
          </mfrac>
        </mrow>
      </mrow>
      <mi>ln</mi>
      <mrow>
        <mrow>
          <mo fence="true" form="prefix" stretchy="false">(</mo>
          <mrow>
            <msub>
              <mi>r</mi>
              <mn>2</mn>
            </msub>
          </mrow>
          <mo fence="true" form="postfix" stretchy="false">)</mo>
        </mrow>
        <mo stretchy="false">+</mo>
        <mn>20</mn>
      </mrow>
      <mrow>
        <mspace width="0.5em"/>
        <mo stretchy="false">=</mo>
        <mrow>
          <mspace width="0.5em"/>
          <mo stretchy="false">−</mo>
          <mfrac>
            <mi>ρ</mi>
            <mrow>
              <mn>2</mn>
              <mi>π</mi>
              <msub>
                <mi>ϵ</mi>
                <mn>0</mn>
              </msub>
            </mrow>
          </mfrac>
        </mrow>
      </mrow>
      <mi>ln</mi>
      <mrow>
        <mrow>
          <mo fence="true" form="prefix" stretchy="false">(</mo>
          <mrow>
            <mi>e</mi>
          </mrow>
          <mo fence="true" form="postfix" stretchy="false">)</mo>
        </mrow>
        <mo stretchy="false">+</mo>
        <mn>20</mn>
      </mrow>
      <mrow>
        <mspace width="0.5em"/>
        <mo stretchy="false">=</mo>
        <mrow>
          <mspace width="0.5em"/>
          <mo stretchy="false">−</mo>
          <mfrac>
            <mi>ρ</mi>
            <mrow>
              <mn>2</mn>
              <mi>π</mi>
              <msub>
                <mi>ϵ</mi>
                <mn>0</mn>
              </msub>
            </mrow>
          </mfrac>
          <mo stretchy="false">+</mo>
          <mn>20</mn>
        </mrow>
      </mrow>
      <mrow>
        <mspace width="0.5em"/>
        <mo stretchy="false">=</mo>
        <mrow>
          <mspace width="0.5em"/>
          <mo stretchy="false">−</mo>
          <mrow>
            <mo fence="true" form="prefix" stretchy="false">(</mo>
            <mrow>
              <mrow>
                <mn>5</mn>
                <mo stretchy="false">⋅</mo>
                <msup>
                  <mn>10</mn>
                  <mrow>
                    <mo stretchy="false">−</mo>
                    <mn>10</mn>
                  </mrow>
                </msup>
                <mo stretchy="false">⋅</mo>
                <mn>18</mn>
                <mo stretchy="false">⋅</mo>
                <msup>
                  <mn>10</mn>
                  <mn>9</mn>
                </msup>
              </mrow>
            </mrow>
            <mo fence="true" form="postfix" stretchy="false">)</mo>
          </mrow>
          <mo stretchy="false">+</mo>
          <mn>20</mn>
        </mrow>
      </mrow>
      <mrow>
        <mspace width="0.5em"/>
        <mo stretchy="false">=</mo>
        <mspace/>
      </mrow>
    </mrow>
    <annotation encoding="StarMath 5.0">%varphi (r_2) `=` - {frac %rho {2 %pi %epsilon_0}} ln(r_2) + 20 `=` -{frac %rho {2 %pi %epsilon_0}} ln(e) + 20  `=` -{frac %rho {2 %pi %epsilon_0}} + 20 `=` -(5 cdot 10^{-10} cdot 18 cdot 10^9) + 20 `=`</annotation>
  </semantics>
</math>
</file>

<file path=Object 46/content.xml><?xml version="1.0" encoding="utf-8"?>
<math xmlns="http://www.w3.org/1998/Math/MathML" display="block">
  <semantics>
    <mrow>
      <mrow>
        <mspace width="0.5em"/>
        <mo stretchy="false">=</mo>
        <mrow>
          <mspace width="0.5em"/>
          <mo stretchy="false">−</mo>
          <mn>9</mn>
          <mo stretchy="false">+</mo>
          <mn>20</mn>
        </mrow>
      </mrow>
      <mrow>
        <mspace width="0.5em"/>
        <mo stretchy="false">=</mo>
        <mspace width="0.5em"/>
      </mrow>
      <mn>11</mn>
    </mrow>
    <annotation encoding="StarMath 5.0">`=` -9 + 20 `=` 11</annotation>
  </semantics>
</math>
</file>

<file path=Object 47/content.xml><?xml version="1.0" encoding="utf-8"?>
<math xmlns="http://www.w3.org/1998/Math/MathML" display="block">
  <semantics>
    <mrow>
      <mi>φ</mi>
      <mrow>
        <mo fence="true" form="prefix" stretchy="false">(</mo>
        <mrow>
          <msub>
            <mi>r</mi>
            <mn>2</mn>
          </msub>
        </mrow>
        <mo fence="true" form="postfix" stretchy="false">)</mo>
      </mrow>
    </mrow>
    <annotation encoding="StarMath 5.0">%varphi (r_2)</annotation>
  </semantics>
</math>
</file>

<file path=Object 48/content.xml><?xml version="1.0" encoding="utf-8"?>
<math xmlns="http://www.w3.org/1998/Math/MathML" display="block">
  <semantics>
    <mrow>
      <msub>
        <mi>r</mi>
        <mn>2</mn>
      </msub>
      <mrow>
        <mspace width="0.5em"/>
        <mo stretchy="false">=</mo>
        <mspace width="0.5em"/>
      </mrow>
      <mi>e</mi>
      <mrow>
        <mspace width="0.5em"/>
        <mo stretchy="false">=</mo>
        <mspace width="0.5em"/>
      </mrow>
      <mn>2</mn>
      <mn>,72</mn>
      <mi>м</mi>
    </mrow>
    <annotation encoding="StarMath 5.0">r_2 `=` e `=` 2,72 м</annotation>
  </semantics>
</math>
</file>

<file path=Object 49/content.xml><?xml version="1.0" encoding="utf-8"?>
<math xmlns="http://www.w3.org/1998/Math/MathML" display="block">
  <semantics>
    <mrow>
      <mi>φ</mi>
      <mrow>
        <mo fence="true" form="prefix" stretchy="false">(</mo>
        <mrow>
          <msub>
            <mi>r</mi>
            <mn>2</mn>
          </msub>
        </mrow>
        <mo fence="true" form="postfix" stretchy="false">)</mo>
      </mrow>
      <mrow>
        <mspace width="0.5em"/>
        <mo stretchy="false">=</mo>
        <mspace width="0.5em"/>
      </mrow>
      <mn>11</mn>
      <mspace/>
    </mrow>
    <annotation encoding="StarMath 5.0">%varphi (r_2) `=` 11`</annotation>
  </semantics>
</math>
</file>

<file path=Object 5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n>7</mn>
    </mrow>
    <annotation encoding="StarMath 5.0">N `=` 7</annotation>
  </semantics>
</math>
</file>

<file path=Object 50/content.xml><?xml version="1.0" encoding="utf-8"?>
<math xmlns="http://www.w3.org/1998/Math/MathML" display="block">
  <semantics>
    <mrow>
      <mi>d</mi>
      <mrow>
        <mspace width="0.5em"/>
        <mo stretchy="false">=</mo>
        <mspace width="0.5em"/>
      </mrow>
      <mfrac>
        <mi>L</mi>
        <mi>N</mi>
      </mfrac>
      <mrow>
        <mspace width="0.5em"/>
        <mo stretchy="false">=</mo>
        <mspace width="0.5em"/>
      </mrow>
      <mfrac>
        <mrow>
          <mn>0</mn>
          <mn>,01</mn>
        </mrow>
        <mn>3000</mn>
      </mfrac>
      <mrow>
        <mspace width="0.5em"/>
        <mo stretchy="false">≈</mo>
        <mspace width="0.5em"/>
      </mrow>
      <mn>3</mn>
      <mrow>
        <mn>,33</mn>
        <mo stretchy="false">⋅</mo>
        <msup>
          <mn>10</mn>
          <mrow>
            <mo stretchy="false">−</mo>
            <mn>6</mn>
          </mrow>
        </msup>
      </mrow>
    </mrow>
    <annotation encoding="StarMath 5.0">d `=` frac L N `=` frac {0,01} 3000 `approx` 3,33 cdot 10^{-6}</annotation>
  </semantics>
</math>
</file>

<file path=Object 51/content.xml><?xml version="1.0" encoding="utf-8"?>
<math xmlns="http://www.w3.org/1998/Math/MathML" display="block">
  <semantics>
    <mrow>
      <mrow>
        <mi>d</mi>
        <mo stretchy="false">⋅</mo>
        <mn>1</mn>
      </mrow>
      <mrow>
        <mspace width="0.5em"/>
        <mo stretchy="false">=</mo>
        <mspace width="0.5em"/>
      </mrow>
      <msub>
        <mi>m</mi>
        <mi mathvariant="italic">max</mi>
      </msub>
      <mi>λ</mi>
    </mrow>
    <annotation encoding="StarMath 5.0">d cdot 1 `=` m_max %lambda</annotation>
  </semantics>
</math>
</file>

<file path=Object 52/content.xml><?xml version="1.0" encoding="utf-8"?>
<math xmlns="http://www.w3.org/1998/Math/MathML" display="block">
  <semantics>
    <mrow>
      <msub>
        <mi>P</mi>
        <mi mathvariant="italic">посл</mi>
      </msub>
      <mrow>
        <mspace width="0.5em"/>
        <mo stretchy="false">=</mo>
        <mspace width="0.5em"/>
      </mrow>
      <mrow>
        <msub>
          <mi>P</mi>
          <mi mathvariant="italic">пар</mi>
        </msub>
        <mo stretchy="false">⋅</mo>
        <mn>9</mn>
      </mrow>
    </mrow>
    <annotation encoding="StarMath 5.0">P_посл `=` P_пар cdot 9</annotation>
  </semantics>
</math>
</file>

<file path=Object 53/content.xml><?xml version="1.0" encoding="utf-8"?>
<math xmlns="http://www.w3.org/1998/Math/MathML" display="block">
  <semantics>
    <mrow>
      <mi>b</mi>
      <mrow>
        <mspace width="0.5em"/>
        <mo stretchy="false">=</mo>
        <mspace width="0.5em"/>
      </mrow>
      <mrow>
        <mn>2</mn>
        <mo stretchy="false">⋅</mo>
        <msup>
          <mn>10</mn>
          <mrow>
            <mo stretchy="false">−</mo>
            <mn>10</mn>
          </mrow>
        </msup>
      </mrow>
      <mrow>
        <mi mathvariant="italic">Дж</mi>
        <mo stretchy="false">/</mo>
        <msup>
          <mi>К</mi>
          <mn>6</mn>
        </msup>
      </mrow>
    </mrow>
    <annotation encoding="StarMath 5.0">b `=`2 cdot 10^{-10} Дж/К^6</annotation>
  </semantics>
</math>
</file>

<file path=Object 54/content.xml><?xml version="1.0" encoding="utf-8"?>
<math xmlns="http://www.w3.org/1998/Math/MathML" display="block">
  <semantics>
    <mrow>
      <msub>
        <mi>r</mi>
        <mi mathvariant="italic">пар</mi>
      </msub>
      <mrow>
        <mspace width="0.5em"/>
        <mo stretchy="false">=</mo>
        <mspace width="0.5em"/>
      </mrow>
      <mfrac>
        <mi>r</mi>
        <mi>N</mi>
      </mfrac>
      <mrow>
        <mspace width="0.5em"/>
        <mo stretchy="false">=</mo>
        <mspace width="0.5em"/>
      </mrow>
      <mfrac>
        <mn>1</mn>
        <mi>N</mi>
      </mfrac>
    </mrow>
    <annotation encoding="StarMath 5.0">r_пар `=` frac r N `=` frac 1 N</annotation>
  </semantics>
</math>
</file>

<file path=Object 55/content.xml><?xml version="1.0" encoding="utf-8"?>
<math xmlns="http://www.w3.org/1998/Math/MathML" display="block">
  <semantics>
    <mrow>
      <mi>ρ</mi>
      <mrow>
        <mspace width="0.5em"/>
        <mo stretchy="false">=</mo>
        <mspace width="0.5em"/>
      </mrow>
      <mrow>
        <mn>5</mn>
        <mo stretchy="false">⋅</mo>
        <msup>
          <mn>10</mn>
          <mrow>
            <mo stretchy="false">−</mo>
            <mn>10</mn>
          </mrow>
        </msup>
      </mrow>
      <mrow>
        <mi mathvariant="italic">Кл</mi>
        <mo stretchy="false">/</mo>
        <mi>м</mi>
      </mrow>
    </mrow>
    <annotation encoding="StarMath 5.0">%rho `=` 5 cdot 10^{-10} Кл/м </annotation>
  </semantics>
</math>
</file>

<file path=Object 56/content.xml><?xml version="1.0" encoding="utf-8"?>
<math xmlns="http://www.w3.org/1998/Math/MathML" display="block">
  <semantics>
    <mrow>
      <msub>
        <mi>r</mi>
        <mn>1</mn>
      </msub>
      <mrow>
        <mspace width="0.5em"/>
        <mo stretchy="false">=</mo>
        <mspace width="0.5em"/>
      </mrow>
      <mn>1</mn>
      <mi>м</mi>
    </mrow>
    <annotation encoding="StarMath 5.0">r_1 `=` 1 м</annotation>
  </semantics>
</math>
</file>

<file path=Object 57/content.xml><?xml version="1.0" encoding="utf-8"?>
<math xmlns="http://www.w3.org/1998/Math/MathML" display="block">
  <semantics>
    <mrow>
      <msub>
        <mi>m</mi>
        <mi mathvariant="italic">max</mi>
      </msub>
      <mrow>
        <mspace width="0.5em"/>
        <mo stretchy="false">=</mo>
        <mspace width="0.5em"/>
      </mrow>
      <mfrac>
        <mi>d</mi>
        <mi>λ</mi>
      </mfrac>
      <mrow>
        <mspace width="0.5em"/>
        <mo stretchy="false">=</mo>
        <mspace width="0.5em"/>
      </mrow>
      <mfrac>
        <mrow>
          <mn>3</mn>
          <mrow>
            <mn>,33</mn>
            <mo stretchy="false">⋅</mo>
            <msup>
              <mn>10</mn>
              <mrow>
                <mo stretchy="false">−</mo>
                <mn>6</mn>
              </mrow>
            </msup>
          </mrow>
        </mrow>
        <mrow>
          <mn>600</mn>
          <mo stretchy="false">⋅</mo>
          <msup>
            <mn>10</mn>
            <mrow>
              <mo stretchy="false">−</mo>
              <mn>9</mn>
            </mrow>
          </msup>
        </mrow>
      </mfrac>
      <mrow>
        <mspace width="0.5em"/>
        <mo stretchy="false">≈</mo>
        <mspace width="0.5em"/>
      </mrow>
      <mn>5</mn>
      <mn>,55</mn>
    </mrow>
    <annotation encoding="StarMath 5.0">m_max `=` frac d %lambda `=` frac {3,33 cdot 10^{-6}} {600 cdot 10^{-9}} `approx` 5,55</annotation>
  </semantics>
</math>
</file>

<file path=Object 58/content.xml><?xml version="1.0" encoding="utf-8"?>
<math xmlns="http://www.w3.org/1998/Math/MathML" display="block">
  <semantics>
    <mrow>
      <mi>m</mi>
      <mrow>
        <mspace width="0.5em"/>
        <mo stretchy="false">=</mo>
        <mspace width="0.5em"/>
      </mrow>
      <mn>0</mn>
      <mrow>
        <mi>,</mi>
        <mo stretchy="false">±</mo>
        <mn>1</mn>
      </mrow>
      <mrow>
        <mi>,</mi>
        <mo stretchy="false">±</mo>
        <mn>2</mn>
      </mrow>
      <mi>,</mi>
      <mn>...</mn>
      <mrow>
        <mi>,</mi>
        <mo stretchy="false">±</mo>
        <msub>
          <mi>m</mi>
          <mi mathvariant="italic">max</mi>
        </msub>
      </mrow>
    </mrow>
    <annotation encoding="StarMath 5.0">m `=` 0, +-1, +-2,...,+-m_max</annotation>
  </semantics>
</math>
</file>

<file path=Object 59/content.xml><?xml version="1.0" encoding="utf-8"?>
<math xmlns="http://www.w3.org/1998/Math/MathML" display="block">
  <semantics>
    <mrow>
      <mn>2</mn>
      <mrow>
        <msub>
          <mi>m</mi>
          <mi mathvariant="italic">max</mi>
        </msub>
        <mo stretchy="false">+</mo>
        <mn>1</mn>
      </mrow>
    </mrow>
    <annotation encoding="StarMath 5.0">2m_max + 1</annotation>
  </semantics>
</math>
</file>

<file path=Object 6/content.xml><?xml version="1.0" encoding="utf-8"?>
<math xmlns="http://www.w3.org/1998/Math/MathML" display="block">
  <semantics>
    <mrow>
      <mi>a</mi>
      <mrow>
        <mspace width="0.5em"/>
        <mo stretchy="false">=</mo>
        <mspace width="0.5em"/>
      </mrow>
      <mfrac>
        <mi mathvariant="italic">dv</mi>
        <mi mathvariant="italic">dt</mi>
      </mfrac>
      <mrow>
        <mspace width="0.5em"/>
        <mo stretchy="false">=</mo>
        <mspace width="0.5em"/>
      </mrow>
      <mrow>
        <mfrac>
          <mi mathvariant="italic">dv</mi>
          <mi mathvariant="italic">dx</mi>
        </mfrac>
        <mo stretchy="false">⋅</mo>
        <mfrac>
          <mi mathvariant="italic">dx</mi>
          <mi mathvariant="italic">dt</mi>
        </mfrac>
      </mrow>
      <mrow>
        <mspace width="0.5em"/>
        <mo stretchy="false">=</mo>
        <mspace width="0.5em"/>
      </mrow>
      <mrow>
        <mfrac>
          <mi mathvariant="italic">dv</mi>
          <mi mathvariant="italic">dx</mi>
        </mfrac>
        <mo stretchy="false">⋅</mo>
        <mi>v</mi>
      </mrow>
    </mrow>
    <annotation encoding="StarMath 5.0">a `=` frac dv dt `=` {frac dv dx} cdot {frac dx dt} `=` {frac dv dx} cdot v</annotation>
  </semantics>
</math>
</file>

<file path=Object 60/content.xml><?xml version="1.0" encoding="utf-8"?>
<math xmlns="http://www.w3.org/1998/Math/MathML" display="block">
  <semantics>
    <mrow>
      <msub>
        <mi>m</mi>
        <mi mathvariant="italic">max</mi>
      </msub>
      <mrow>
        <mspace width="0.5em"/>
        <mo stretchy="false">=</mo>
        <mspace width="0.5em"/>
      </mrow>
      <mn>5</mn>
    </mrow>
    <annotation encoding="StarMath 5.0">m_max `=` 5</annotation>
  </semantics>
</math>
</file>

<file path=Object 61/content.xml><?xml version="1.0" encoding="utf-8"?>
<math xmlns="http://www.w3.org/1998/Math/MathML" display="block">
  <semantics>
    <mrow>
      <msub>
        <mi>m</mi>
        <mi mathvariant="italic">max</mi>
      </msub>
      <mrow>
        <mspace width="0.5em"/>
        <mo stretchy="false">=</mo>
        <mspace width="0.5em"/>
      </mrow>
      <mn>5</mn>
    </mrow>
    <annotation encoding="StarMath 5.0">m_max `=` 5</annotation>
  </semantics>
</math>
</file>

<file path=Object 62/content.xml><?xml version="1.0" encoding="utf-8"?>
<math xmlns="http://www.w3.org/1998/Math/MathML" display="block">
  <semantics>
    <mrow>
      <mn>2</mn>
      <mrow>
        <msub>
          <mi>m</mi>
          <mi mathvariant="italic">max</mi>
        </msub>
        <mo stretchy="false">+</mo>
        <mn>1</mn>
      </mrow>
      <mrow>
        <mspace width="0.5em"/>
        <mo stretchy="false">=</mo>
        <mspace width="0.5em"/>
      </mrow>
      <mrow>
        <mrow>
          <mn>2</mn>
          <mo stretchy="false">⋅</mo>
          <mn>5</mn>
        </mrow>
        <mo stretchy="false">+</mo>
        <mn>1</mn>
      </mrow>
      <mrow>
        <mspace width="0.5em"/>
        <mo stretchy="false">=</mo>
        <mspace width="0.5em"/>
      </mrow>
      <mn>11</mn>
    </mrow>
    <annotation encoding="StarMath 5.0">2m_max + 1 `=` 2 cdot 5 +1  `=` 11</annotation>
  </semantics>
</math>
</file>

<file path=Object 65/content.xml><?xml version="1.0" encoding="utf-8"?>
<math xmlns="http://www.w3.org/1998/Math/MathML" display="block">
  <semantics>
    <mrow>
      <mi>С</mi>
      <mrow>
        <mspace width="0.5em"/>
        <mo stretchy="false">=</mo>
        <mspace width="0.5em"/>
      </mrow>
      <mrow>
        <mi>T</mi>
        <mo stretchy="false">⋅</mo>
        <mrow>
          <mo fence="true" form="prefix" stretchy="true">(</mo>
          <mrow>
            <mfrac>
              <mrow>
                <mo stretchy="false">∂</mo>
                <mi>S</mi>
              </mrow>
              <mrow>
                <mo stretchy="false">∂</mo>
                <mi>T</mi>
              </mrow>
            </mfrac>
          </mrow>
          <mo fence="true" form="postfix" stretchy="true">)</mo>
        </mrow>
      </mrow>
    </mrow>
    <annotation encoding="StarMath 5.0">С `=` T cdot left ( frac { partial S} {partial T} right )</annotation>
  </semantics>
</math>
</file>

<file path=Object 7/content.xml><?xml version="1.0" encoding="utf-8"?>
<math xmlns="http://www.w3.org/1998/Math/MathML" display="block">
  <semantics>
    <mfrac>
      <mi mathvariant="italic">dv</mi>
      <mi mathvariant="italic">dx</mi>
    </mfrac>
    <annotation encoding="StarMath 5.0">frac dv dx</annotation>
  </semantics>
</math>
</file>

<file path=Object 8/content.xml><?xml version="1.0" encoding="utf-8"?>
<math xmlns="http://www.w3.org/1998/Math/MathML" display="block">
  <semantics>
    <mrow>
      <mfrac>
        <mi mathvariant="italic">dv</mi>
        <mi mathvariant="italic">dx</mi>
      </mfrac>
      <mrow>
        <mspace width="0.5em"/>
        <mo stretchy="false">=</mo>
        <mspace width="0.5em"/>
      </mrow>
      <mfrac>
        <mn>1</mn>
        <mn>2</mn>
      </mfrac>
      <mrow>
        <msup>
          <mrow>
            <mo fence="true" form="prefix" stretchy="false">(</mo>
            <mrow>
              <mrow>
                <mi>A</mi>
                <mo stretchy="false">−</mo>
                <msup>
                  <mi mathvariant="italic">Bx</mi>
                  <mn>2</mn>
                </msup>
              </mrow>
            </mrow>
            <mo fence="true" form="postfix" stretchy="false">)</mo>
          </mrow>
          <mrow>
            <mrow>
              <mo stretchy="false">−</mo>
              <mn>1</mn>
            </mrow>
            <mo stretchy="false">/</mo>
            <mn>2</mn>
          </mrow>
        </msup>
        <mo stretchy="false">⋅</mo>
        <mrow>
          <mo fence="true" form="prefix" stretchy="false">(</mo>
          <mrow>
            <mrow>
              <mrow>
                <mo stretchy="false">−</mo>
                <mn>2</mn>
              </mrow>
              <mi mathvariant="italic">Bx</mi>
            </mrow>
          </mrow>
          <mo fence="true" form="postfix" stretchy="false">)</mo>
        </mrow>
      </mrow>
      <mrow>
        <mspace width="0.5em"/>
        <mo stretchy="false">=</mo>
        <mrow>
          <mspace width="0.5em"/>
          <mo stretchy="false">−</mo>
          <mfrac>
            <mi mathvariant="italic">Bx</mi>
            <msqrt>
              <mrow>
                <mi>A</mi>
                <mo stretchy="false">−</mo>
                <msup>
                  <mi mathvariant="italic">Bx</mi>
                  <mn>2</mn>
                </msup>
              </mrow>
            </msqrt>
          </mfrac>
        </mrow>
      </mrow>
    </mrow>
    <annotation encoding="StarMath 5.0">frac dv dx `=` frac 1 2 (A - Bx^2)^{-1/2} cdot (-2Bx) `=` -frac {Bx} {sqrt {A - Bx^2}}</annotation>
  </semantics>
</math>
</file>

<file path=Object 82/content.xml><?xml version="1.0" encoding="utf-8"?>
<math xmlns="http://www.w3.org/1998/Math/MathML" display="block">
  <semantics>
    <mrow>
      <mi>S</mi>
      <mrow>
        <mspace width="0.5em"/>
        <mo stretchy="false">=</mo>
        <mspace width="0.5em"/>
      </mrow>
      <mrow>
        <msup>
          <mi mathvariant="italic">bT</mi>
          <mn>5</mn>
        </msup>
        <mo stretchy="false">+</mo>
        <mi mathvariant="italic">const</mi>
      </mrow>
    </mrow>
    <annotation encoding="StarMath 5.0">S `=` bT^5 + const</annotation>
  </semantics>
</math>
</file>

<file path=Object 83/content.xml><?xml version="1.0" encoding="utf-8"?>
<math xmlns="http://www.w3.org/1998/Math/MathML" display="block">
  <semantics>
    <mrow>
      <msub>
        <mi>I</mi>
        <mi mathvariant="italic">пар</mi>
      </msub>
      <mrow>
        <mspace width="0.5em"/>
        <mo stretchy="false">=</mo>
        <mspace width="0.5em"/>
      </mrow>
      <mfrac>
        <msub>
          <mi>E</mi>
          <mi mathvariant="italic">пар</mi>
        </msub>
        <mrow>
          <mi>R</mi>
          <mo stretchy="false">+</mo>
          <msub>
            <mi>r</mi>
            <mi mathvariant="italic">пар</mi>
          </msub>
        </mrow>
      </mfrac>
      <mrow>
        <mspace width="0.5em"/>
        <mo stretchy="false">=</mo>
        <mspace width="0.5em"/>
      </mrow>
      <mfrac>
        <mi>E</mi>
        <mrow>
          <mn>5</mn>
          <mo stretchy="false">+</mo>
          <mfrac>
            <mn>1</mn>
            <mi>N</mi>
          </mfrac>
        </mrow>
      </mfrac>
      <mrow>
        <mspace width="0.5em"/>
        <mo stretchy="false">=</mo>
        <mspace width="0.5em"/>
      </mrow>
      <mfrac>
        <mrow>
          <mi>N</mi>
          <mo stretchy="false">⋅</mo>
          <mi>E</mi>
        </mrow>
        <mrow>
          <mn>5</mn>
          <mrow>
            <mi>N</mi>
            <mo stretchy="false">+</mo>
            <mn>1</mn>
          </mrow>
        </mrow>
      </mfrac>
    </mrow>
    <annotation encoding="StarMath 5.0">I_пар `=` frac {E_пар} {R + r_пар} `=` frac {E} {5 + frac 1 N} `=` frac {N cdot E} {5N + 1}</annotation>
  </semantics>
</math>
</file>

<file path=Object 84/content.xml><?xml version="1.0" encoding="utf-8"?>
<math xmlns="http://www.w3.org/1998/Math/MathML" display="block">
  <semantics>
    <mrow>
      <msub>
        <mi>φ</mi>
        <mn>1</mn>
      </msub>
      <mrow>
        <mspace width="0.5em"/>
        <mo stretchy="false">=</mo>
        <mspace width="0.5em"/>
      </mrow>
      <mn>20</mn>
      <mi>В</mi>
    </mrow>
    <annotation encoding="StarMath 5.0">%varphi_1 `=` 20 В </annotation>
  </semantics>
</math>
</file>

<file path=Object 85/content.xml><?xml version="1.0" encoding="utf-8"?>
<math xmlns="http://www.w3.org/1998/Math/MathML" display="block">
  <semantics>
    <mrow>
      <mrow>
        <msup>
          <mrow>
            <mo fence="true" form="prefix" stretchy="true">(</mo>
            <mrow>
              <mfrac>
                <mrow>
                  <mi>N</mi>
                  <mo stretchy="false">⋅</mo>
                  <mi>E</mi>
                </mrow>
                <mrow>
                  <mn>5</mn>
                  <mo stretchy="false">+</mo>
                  <mi>N</mi>
                </mrow>
              </mfrac>
            </mrow>
            <mo fence="true" form="postfix" stretchy="true">)</mo>
          </mrow>
          <mn>2</mn>
        </msup>
        <mo stretchy="false">⋅</mo>
        <mn>5</mn>
      </mrow>
      <mrow>
        <mspace width="0.5em"/>
        <mo stretchy="false">=</mo>
        <mspace width="0.5em"/>
      </mrow>
      <mrow>
        <mn>9</mn>
        <mo stretchy="false">⋅</mo>
        <msup>
          <mrow>
            <mo fence="true" form="prefix" stretchy="true">(</mo>
            <mrow>
              <mfrac>
                <mrow>
                  <mi>N</mi>
                  <mo stretchy="false">⋅</mo>
                  <mi>E</mi>
                </mrow>
                <mrow>
                  <mn>5</mn>
                  <mrow>
                    <mi>N</mi>
                    <mo stretchy="false">+</mo>
                    <mn>1</mn>
                  </mrow>
                </mrow>
              </mfrac>
            </mrow>
            <mo fence="true" form="postfix" stretchy="true">)</mo>
          </mrow>
          <mn>2</mn>
        </msup>
        <mo stretchy="false">⋅</mo>
        <mn>5</mn>
      </mrow>
    </mrow>
    <annotation encoding="StarMath 5.0">left ( frac {N cdot E} {5 + N} right )^2 cdot 5 `=` 9 cdot left ( frac {N cdot E} {5N + 1} right )^2 cdot 5</annotation>
  </semantics>
</math>
</file>

<file path=Object 86/content.xml><?xml version="1.0" encoding="utf-8"?>
<math xmlns="http://www.w3.org/1998/Math/MathML" display="block">
  <semantics>
    <mrow>
      <msup>
        <mrow>
          <mo fence="true" form="prefix" stretchy="true">(</mo>
          <mrow>
            <mfrac>
              <mn>1</mn>
              <mrow>
                <mn>5</mn>
                <mo stretchy="false">+</mo>
                <mi>N</mi>
              </mrow>
            </mfrac>
          </mrow>
          <mo fence="true" form="postfix" stretchy="true">)</mo>
        </mrow>
        <mn>2</mn>
      </msup>
      <mrow>
        <mspace width="0.5em"/>
        <mo stretchy="false">=</mo>
        <mspace width="0.5em"/>
      </mrow>
      <mrow>
        <mn>9</mn>
        <mo stretchy="false">⋅</mo>
        <msup>
          <mrow>
            <mo fence="true" form="prefix" stretchy="true">(</mo>
            <mrow>
              <mfrac>
                <mn>1</mn>
                <mrow>
                  <mn>5</mn>
                  <mrow>
                    <mi>N</mi>
                    <mo stretchy="false">+</mo>
                    <mn>1</mn>
                  </mrow>
                </mrow>
              </mfrac>
            </mrow>
            <mo fence="true" form="postfix" stretchy="true">)</mo>
          </mrow>
          <mn>2</mn>
        </msup>
      </mrow>
    </mrow>
    <annotation encoding="StarMath 5.0">left ( frac 1 {5 + N} right )^2 `=` 9 cdot left ( frac 1 {5N + 1} right )^2</annotation>
  </semantics>
</math>
</file>

<file path=Object 9/content.xml><?xml version="1.0" encoding="utf-8"?>
<math xmlns="http://www.w3.org/1998/Math/MathML" display="block">
  <semantics>
    <mfrac>
      <mi mathvariant="italic">dv</mi>
      <mi mathvariant="italic">dx</mi>
    </mfrac>
    <annotation encoding="StarMath 5.0">frac dv dx</annotation>
  </semantics>
</math>
</file>